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 SD Gothic Neo2" svg:font-family="'Apple SD Gothic Neo'" style:font-adornments="Regular"/>
    <style:font-face style:name="OpenSymbol" svg:font-family="OpenSymbol"/>
    <style:font-face style:name="Times New Roman1" svg:font-family="'Times New Roman'" style:font-family-generic="roman"/>
    <style:font-face style:name="Arial2" svg:font-family="Arial" style:font-adornments="Regular" style:font-family-generic="swiss"/>
    <style:font-face style:name="Apple SD Gothic Neo1" svg:font-family="'Apple SD Gothic Neo'" style:font-adornments="Bold" style:font-pitch="variable"/>
    <style:font-face style:name="Apple SD Gothic Neo" svg:font-family="'Apple SD Gothic Neo'" style:font-adornments="Regular" style:font-pitch="variable"/>
    <style:font-face style:name="Courier" svg:font-family="Courier" style:font-family-generic="modern" style:font-pitch="variable"/>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2" svg:font-family="'Times New Roman'" style:font-family-generic="script"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12.11mm" fo:margin-left="19.1mm" fo:margin-right="38.79mm" table:align="margins"/>
    </style:style>
    <style:style style:name="Table1.A" style:family="table-column">
      <style:table-column-properties style:column-width="51.05mm" style:rel-column-width="29838*"/>
    </style:style>
    <style:style style:name="Table1.B" style:family="table-column">
      <style:table-column-properties style:column-width="30.96mm" style:rel-column-width="18093*"/>
    </style:style>
    <style:style style:name="Table1.C" style:family="table-column">
      <style:table-column-properties style:column-width="30.11mm" style:rel-column-width="17604*"/>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style>
    <style:style style:name="P3" style:family="paragraph" style:parent-style-name="VariableDoc">
      <style:text-properties style:text-underline-style="solid" style:text-underline-width="auto" style:text-underline-color="font-color"/>
    </style:style>
    <style:style style:name="P4" style:family="paragraph" style:parent-style-name="Text_20_body_20_table">
      <style:paragraph-properties fo:text-align="center" style:justify-single-word="false"/>
      <style:text-properties fo:font-weight="bold" style:font-weight-asian="bold" style:font-weight-complex="bold"/>
    </style:style>
    <style:style style:name="P5" style:family="paragraph" style:parent-style-name="Text_20_body_20_table">
      <style:paragraph-properties fo:text-align="center" style:justify-single-word="false"/>
    </style:style>
    <style:style style:name="P6" style:family="paragraph" style:parent-style-name="Titles">
      <style:text-properties fo:font-size="16pt" fo:font-weight="bold" style:font-size-asian="16pt" style:font-weight-asian="bold" style:font-size-complex="16pt" style:font-weight-complex="bold"/>
    </style:style>
    <style:style style:name="P7" style:family="paragraph" style:parent-style-name="Titles">
      <style:text-properties fo:font-size="13pt" style:font-size-asian="13pt" style:font-size-complex="13pt"/>
    </style:style>
    <style:style style:name="P8" style:family="paragraph" style:parent-style-name="TussenKop" style:master-page-name="">
      <style:paragraph-properties style:page-number="auto" fo:keep-with-next="always"/>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4.99mm"/>
          <style:tab-stop style:position="165.01mm" style:type="right" style:leader-style="dotted" style:leader-text="."/>
        </style:tab-stops>
      </style:paragraph-properties>
    </style:style>
    <style:style style:name="P11" style:family="paragraph" style:parent-style-name="Contents_20_1">
      <style:paragraph-properties>
        <style:tab-stops>
          <style:tab-stop style:position="4.99mm"/>
          <style:tab-stop style:position="170mm" style:type="right" style:leader-style="dotted" style:leader-text="."/>
        </style:tab-stops>
      </style:paragraph-properties>
    </style:style>
    <style:style style:name="P12" style:family="paragraph" style:parent-style-name="Contents_20_3">
      <style:paragraph-properties>
        <style:tab-stops>
          <style:tab-stop style:position="24.99mm"/>
          <style:tab-stop style:position="160.02mm" style:type="right" style:leader-style="dotted" style:leader-text="."/>
        </style:tab-stops>
      </style:paragraph-properties>
    </style:style>
    <style:style style:name="P13" style:family="paragraph" style:parent-style-name="Text_20_body" style:list-style-name="">
      <style:text-properties fo:font-size="14pt" style:font-size-asian="14pt" style:font-size-complex="14pt"/>
    </style:style>
    <style:style style:name="P14" style:family="paragraph" style:parent-style-name="Text_20_body" style:list-style-name=""/>
    <style:style style:name="P15" style:family="paragraph" style:parent-style-name="Text_20_body" style:list-style-name=""/>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
      <style:text-properties fo:background-color="transparent"/>
    </style:style>
    <style:style style:name="P19" style:family="paragraph" style:parent-style-name="Text_20_body" style:list-style-name="L18"/>
    <style:style style:name="P20" style:family="paragraph" style:parent-style-name="Text_20_body" style:master-page-name="First_20_Page">
      <style:paragraph-properties fo:margin-left="0mm" fo:margin-right="0mm" fo:text-indent="0mm" style:auto-text-indent="false" style:page-number="auto"/>
      <style:text-properties fo:font-size="14pt" style:font-size-asian="14pt" style:font-size-complex="14pt"/>
    </style:style>
    <style:style style:name="P21" style:family="paragraph" style:parent-style-name="Text_20_body" style:list-style-name="L1">
      <style:paragraph-properties fo:margin-top="0mm" fo:margin-bottom="0mm"/>
    </style:style>
    <style:style style:name="P22" style:family="paragraph" style:parent-style-name="Kop_20_1" style:list-style-name="Outline_20_Numbering"/>
    <style:style style:name="P23" style:family="paragraph" style:parent-style-name="Kop_20_1" style:list-style-name="Outline_20_Numbering">
      <style:paragraph-properties fo:break-before="page"/>
    </style:style>
    <style:style style:name="P24" style:family="paragraph" style:parent-style-name="Kop_20_2" style:list-style-name="Outline_20_Numbering"/>
    <style:style style:name="P25" style:family="paragraph" style:parent-style-name="Kop_20_2" style:list-style-name="Outline_20_Numbering"/>
    <style:style style:name="P26" style:family="paragraph" style:parent-style-name="TussenKop" style:list-style-name=""/>
    <style:style style:name="P27" style:family="paragraph" style:parent-style-name="Kop_20_3" style:list-style-name="Outline_20_Numbering"/>
    <style:style style:name="P28" style:family="paragraph" style:parent-style-name="Text_20_body_20_no_20_space" style:list-style-name="L2"/>
    <style:style style:name="P29" style:family="paragraph" style:parent-style-name="Text_20_body_20_no_20_space" style:list-style-name="L3"/>
    <style:style style:name="P30" style:family="paragraph" style:parent-style-name="Text_20_body_20_no_20_space" style:list-style-name="L4"/>
    <style:style style:name="P31" style:family="paragraph" style:parent-style-name="Text_20_body_20_no_20_space" style:list-style-name="L5"/>
    <style:style style:name="P32" style:family="paragraph" style:parent-style-name="Text_20_body_20_no_20_space" style:list-style-name="L6"/>
    <style:style style:name="P33" style:family="paragraph" style:parent-style-name="Text_20_body_20_no_20_space" style:list-style-name="L7"/>
    <style:style style:name="P34" style:family="paragraph" style:parent-style-name="Text_20_body_20_no_20_space" style:list-style-name="L8"/>
    <style:style style:name="P35" style:family="paragraph" style:parent-style-name="Text_20_body_20_no_20_space" style:list-style-name="L9"/>
    <style:style style:name="P36" style:family="paragraph" style:parent-style-name="Text_20_body_20_no_20_space" style:list-style-name="L10"/>
    <style:style style:name="P37" style:family="paragraph" style:parent-style-name="Text_20_body_20_no_20_space" style:list-style-name="L11"/>
    <style:style style:name="P38" style:family="paragraph" style:parent-style-name="Text_20_body_20_no_20_space" style:list-style-name="L12"/>
    <style:style style:name="P39" style:family="paragraph" style:parent-style-name="Text_20_body_20_no_20_space" style:list-style-name="L13"/>
    <style:style style:name="P40" style:family="paragraph" style:parent-style-name="Text_20_body_20_no_20_space" style:list-style-name="L14"/>
    <style:style style:name="P41" style:family="paragraph" style:parent-style-name="Text_20_body_20_no_20_space" style:list-style-name="L15"/>
    <style:style style:name="P42" style:family="paragraph" style:parent-style-name="Text_20_body_20_no_20_space" style:list-style-name="L19"/>
    <style:style style:name="P43" style:family="paragraph" style:parent-style-name="Text_20_body_20_no_20_space" style:list-style-name="L20"/>
    <style:style style:name="P44" style:family="paragraph" style:parent-style-name="Caption" style:list-style-name=""/>
    <style:style style:name="P45" style:family="paragraph">
      <style:paragraph-properties fo:text-align="start"/>
    </style:style>
    <style:style style:name="P46" style:family="paragraph">
      <style:paragraph-properties fo:text-align="start"/>
      <style:text-properties style:font-name="Comic Sans MS" fo:font-size="10pt" style:font-size-asian="10pt" style:font-size-complex="10pt"/>
    </style:style>
    <style:style style:name="P47" style:family="paragraph">
      <style:paragraph-properties fo:text-align="center"/>
    </style:style>
    <style:style style:name="P48" style:family="paragraph">
      <style:paragraph-properties fo:text-align="center"/>
      <style:text-properties style:font-name="Comic Sans MS" fo:font-size="10pt" style:font-size-asian="10pt" style:font-size-complex="10pt"/>
    </style:style>
    <style:style style:name="T1" style:family="text">
      <style:text-properties style:font-name="Arial2" style:font-name-asian="Arial2" style:font-name-complex="Arial2"/>
    </style:style>
    <style:style style:name="T2" style:family="text">
      <style:text-properties style:font-name="Times New Roman1"/>
    </style:style>
    <style:style style:name="T3" style:family="text">
      <style:text-properties style:font-name="Times New Roman1" style:font-name-asian="Times New Roman1" style:font-name-complex="Times New Roman1"/>
    </style:style>
    <style:style style:name="T4" style:family="text">
      <style:text-properties style:font-name="Times New Roman1" fo:font-weight="normal" style:font-name-asian="Times New Roman1" style:font-weight-asian="normal" style:font-name-complex="Times New Roman1" style:font-weight-complex="normal"/>
    </style:style>
    <style:style style:name="T5" style:family="text">
      <style:text-properties fo:language="zxx" fo:country="none" style:language-asian="zxx" style:country-asian="none" style:language-complex="zxx" style:country-complex="none"/>
    </style:style>
    <style:style style:name="T6" style:family="text">
      <style:text-properties fo:font-weight="bold" style:font-weight-asian="bold" style:font-weight-complex="bold"/>
    </style:style>
    <style:style style:name="T7" style:family="text">
      <style:text-properties fo:background-color="#ffff00"/>
    </style:style>
    <style:style style:name="T8" style:family="text">
      <style:text-properties style:font-name="Courier"/>
    </style:style>
    <style:style style:name="T9" style:family="text">
      <style:text-properties style:font-name="Apple SD Gothic Neo2"/>
    </style:style>
    <style:style style:name="T10" style:family="text">
      <style:text-properties style:font-name="Comic Sans MS" fo:font-size="10pt" style:font-size-asian="10pt" style:font-size-complex="10pt"/>
    </style:style>
    <style:style style:name="fr1" style:family="graphic" style:parent-style-name="Frame">
      <style:graphic-properties style:run-through="foreground" style:wrap="dynamic" style:number-wrapped-paragraphs="no-limit" style:vertical-pos="from-top" style:vertical-rel="page" style:horizontal-pos="from-left" style:horizontal-rel="page" fo:background-color="#cccccc" style:background-transparency="0%">
        <style:background-image/>
      </style:graphic-properties>
    </style:style>
    <style:style style:name="fr2" style:family="graphic" style:parent-style-name="Frame">
      <style:graphic-properties style:vertical-pos="from-top" style:vertical-rel="page" style:horizontal-pos="from-left" style:horizontal-rel="page" style:flow-with-text="false"/>
    </style:style>
    <style:style style:name="fr3" style:family="graphic" style:parent-style-name="Frame">
      <style:graphic-properties style:run-through="foreground" style:wrap="none" style:vertical-pos="from-top" style:vertical-rel="paragraph" style:horizontal-pos="from-left" style:horizontal-rel="paragraph" style:flow-with-text="true"/>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Sect1" style:family="section">
      <style:section-properties fo:background-color="#ffffff"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1.7mm" fo:text-indent="-6.35mm" fo:margin-left="31.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05mm" fo:text-indent="-6.35mm" fo:margin-left="38.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mm" fo:text-indent="-6.35mm" fo:margin-left="44.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75mm" fo:text-indent="-6.35mm" fo:margin-left="50.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mm" fo:text-indent="-6.35mm" fo:margin-left="57.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45mm" fo:text-indent="-6.35mm" fo:margin-left="63.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mm" fo:text-indent="-6.35mm" fo:margin-left="69.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15mm" fo:text-indent="-6.35mm" fo:margin-left="76.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mm" fo:text-indent="-6.35mm" fo:margin-left="82.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85mm" fo:text-indent="-6.35mm" fo:margin-left="88.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2.7mm" fo:text-indent="-6.35mm" fo:margin-left="3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mm" fo:text-indent="-6.35mm" fo:margin-left="3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mm" fo:text-indent="-6.35mm" fo:margin-left="4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mm" fo:text-indent="-6.35mm" fo:margin-left="5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mm" fo:text-indent="-6.35mm" fo:margin-left="5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mm" fo:text-indent="-6.35mm" fo:margin-left="6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mm" fo:text-indent="-6.35mm" fo:margin-left="7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mm" fo:text-indent="-6.35mm" fo:margin-left="7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mm" fo:text-indent="-6.35mm" fo:margin-left="8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mm" fo:text-indent="-6.35mm" fo:margin-left="8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7mm" fo:text-indent="-6.35mm" fo:margin-left="3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mm" fo:text-indent="-6.35mm" fo:margin-left="3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mm" fo:text-indent="-6.35mm" fo:margin-left="4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mm" fo:text-indent="-6.35mm" fo:margin-left="5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mm" fo:text-indent="-6.35mm" fo:margin-left="5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mm" fo:text-indent="-6.35mm" fo:margin-left="6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mm" fo:text-indent="-6.35mm" fo:margin-left="7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mm" fo:text-indent="-6.35mm" fo:margin-left="7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mm" fo:text-indent="-6.35mm" fo:margin-left="8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mm" fo:text-indent="-6.35mm" fo:margin-left="8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1.7mm" fo:text-indent="-6.35mm" fo:margin-left="31.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05mm" fo:text-indent="-6.35mm" fo:margin-left="38.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mm" fo:text-indent="-6.35mm" fo:margin-left="44.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75mm" fo:text-indent="-6.35mm" fo:margin-left="50.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mm" fo:text-indent="-6.35mm" fo:margin-left="57.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45mm" fo:text-indent="-6.35mm" fo:margin-left="63.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mm" fo:text-indent="-6.35mm" fo:margin-left="69.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15mm" fo:text-indent="-6.35mm" fo:margin-left="76.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mm" fo:text-indent="-6.35mm" fo:margin-left="82.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85mm" fo:text-indent="-6.35mm" fo:margin-left="88.85m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2.7mm" fo:text-indent="-6.35mm" fo:margin-left="3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mm" fo:text-indent="-6.35mm" fo:margin-left="3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mm" fo:text-indent="-6.35mm" fo:margin-left="4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mm" fo:text-indent="-6.35mm" fo:margin-left="5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mm" fo:text-indent="-6.35mm" fo:margin-left="5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mm" fo:text-indent="-6.35mm" fo:margin-left="6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mm" fo:text-indent="-6.35mm" fo:margin-left="7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mm" fo:text-indent="-6.35mm" fo:margin-left="7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mm" fo:text-indent="-6.35mm" fo:margin-left="8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mm" fo:text-indent="-6.35mm" fo:margin-left="89.85m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7mm" fo:text-indent="-6.35mm" fo:margin-left="31.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05mm" fo:text-indent="-6.35mm" fo:margin-left="38.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mm" fo:text-indent="-6.35mm" fo:margin-left="44.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75mm" fo:text-indent="-6.35mm" fo:margin-left="50.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mm" fo:text-indent="-6.35mm" fo:margin-left="57.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45mm" fo:text-indent="-6.35mm" fo:margin-left="63.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mm" fo:text-indent="-6.35mm" fo:margin-left="69.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15mm" fo:text-indent="-6.35mm" fo:margin-left="76.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mm" fo:text-indent="-6.35mm" fo:margin-left="82.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85mm" fo:text-indent="-6.35mm" fo:margin-left="88.85mm"/>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2.7mm" fo:text-indent="-6.35mm" fo:margin-left="3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mm" fo:text-indent="-6.35mm" fo:margin-left="3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mm" fo:text-indent="-6.35mm" fo:margin-left="4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mm" fo:text-indent="-6.35mm" fo:margin-left="5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mm" fo:text-indent="-6.35mm" fo:margin-left="5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mm" fo:text-indent="-6.35mm" fo:margin-left="6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mm" fo:text-indent="-6.35mm" fo:margin-left="7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mm" fo:text-indent="-6.35mm" fo:margin-left="7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mm" fo:text-indent="-6.35mm" fo:margin-left="8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mm" fo:text-indent="-6.35mm" fo:margin-left="89.85m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31.7mm" fo:text-indent="-6.35mm" fo:margin-left="31.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05mm" fo:text-indent="-6.35mm" fo:margin-left="38.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mm" fo:text-indent="-6.35mm" fo:margin-left="44.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75mm" fo:text-indent="-6.35mm" fo:margin-left="50.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mm" fo:text-indent="-6.35mm" fo:margin-left="57.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45mm" fo:text-indent="-6.35mm" fo:margin-left="63.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mm" fo:text-indent="-6.35mm" fo:margin-left="69.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15mm" fo:text-indent="-6.35mm" fo:margin-left="76.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mm" fo:text-indent="-6.35mm" fo:margin-left="82.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85mm" fo:text-indent="-6.35mm" fo:margin-left="88.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31.7mm" fo:text-indent="-6.35mm" fo:margin-left="31.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05mm" fo:text-indent="-6.35mm" fo:margin-left="38.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mm" fo:text-indent="-6.35mm" fo:margin-left="44.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75mm" fo:text-indent="-6.35mm" fo:margin-left="50.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mm" fo:text-indent="-6.35mm" fo:margin-left="57.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45mm" fo:text-indent="-6.35mm" fo:margin-left="63.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mm" fo:text-indent="-6.35mm" fo:margin-left="69.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15mm" fo:text-indent="-6.35mm" fo:margin-left="76.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mm" fo:text-indent="-6.35mm" fo:margin-left="82.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85mm" fo:text-indent="-6.35mm" fo:margin-left="88.85mm"/>
        </style:list-level-properties>
      </text:list-level-style-bullet>
    </text:list-style>
    <style:style style:name="gr1" style:family="graphic">
      <style:graphic-properties svg:stroke-width="0.49mm" svg:stroke-color="#000000" draw:marker-start-width="5.01mm" draw:marker-end-width="5.01mm" draw:fill-color="#ffffff"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49mm" svg:stroke-color="#000000" draw:marker-start="Symmetric_20_Arrow" draw:marker-start-width="5.01mm" draw:marker-end="" draw:marker-end-width="5.01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49mm" draw:marker-start-width="5.01mm" draw:marker-end-width="5.01mm" draw:fill-color="#ffffff"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49mm" svg:stroke-color="#000000" draw:marker-start-width="5.01mm" draw:marker-end-width="5.01mm" draw:fill="none"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49mm" svg:stroke-color="#000000" draw:marker-start-width="5.01mm" draw:marker-end-width="5.01mm" draw:fill="solid" draw:fill-color="#ffffff"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49mm" draw:marker-start-width="5.01mm" draw:marker-end-width="5.01mm" draw:fill-color="#ffffff" draw:textarea-horizontal-align="center" draw:textarea-vertical-align="middle" fo:padding-top="0.25mm" fo:padding-bottom="0.25mm" fo:padding-left="0.25mm" fo:padding-right="0.25m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49mm" svg:stroke-color="#000000" draw:marker-start-width="5.01mm" draw:marker-end-width="5.01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27.87mm" svg:y="20.43mm" svg:width="19.97mm" svg:height="260.76mm" draw:z-index="35">
        <draw:text-box>
          <text:p text:style-name="Frame_20_contents"/>
        </draw:text-box>
      </draw:frame>
      <draw:frame draw:style-name="fr2" draw:name="Frame4" text:anchor-type="page" text:anchor-page-number="1" svg:x="47.82mm" svg:y="257.93mm" svg:width="117mm" svg:height="22.68mm" draw:z-index="36">
        <draw:text-box>
          <text:h text:style-name="P13" text:outline-level="1">PA3BJI</text:h>
          <text:h text:style-name="P13" text:outline-level="1"><text:initial-creator>ir. F.H.(Frans) Evenblij</text:initial-creator></text:h>
          <text:h text:style-name="P13" text:outline-level="1">February 2016</text:h>
        </draw:text-box>
      </draw:frame>
      <draw:frame draw:style-name="fr2" draw:name="Frame5" text:anchor-type="page" text:anchor-page-number="1" svg:x="47.82mm" svg:y="41.45mm" svg:width="119.8mm" svg:height="54.96mm" draw:z-index="37">
        <draw:text-box>
          <text:h text:style-name="P6" text:outline-level="1"><text:title>NBFM 23cm Architecture and Design</text:title></text:h>
          <text:h text:style-name="P7" text:outline-level="1">For the PE1JPD 23-cm narrow band FM transceiver</text:h>
        </draw:text-box>
      </draw:frame>
      <text:p text:style-name="P20"/>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4.99m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m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4.99m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Kop_20_1"/>
          </text:index-source-styles>
          <text:index-source-styles text:outline-level="2">
            <text:index-source-style text:style-name="Kop_20_2"/>
          </text:index-source-styles>
          <text:index-source-styles text:outline-level="3">
            <text:index-source-style text:style-name="Kop_20_3"/>
          </text:index-source-styles>
        </text:table-of-content-source>
        <text:index-body>
          <text:index-title text:style-name="Sect2" text:name="Table of Contents1_Head">
            <text:p text:style-name="P9">Table of Contents</text:p>
          </text:index-title>
          <text:p text:style-name="P11">1<text:tab/>Preface<text:tab/>4</text:p>
          <text:p text:style-name="P11">2<text:tab/>Software Architecture<text:tab/>5</text:p>
          <text:p text:style-name="P10">2.1<text:tab/>Menu-system<text:tab/>5</text:p>
          <text:p text:style-name="P10">2.2<text:tab/>Data-flow<text:tab/>5</text:p>
          <text:p text:style-name="P10">2.3<text:tab/>IO system<text:tab/>6</text:p>
          <text:p text:style-name="P10">2.4<text:tab/>Memory system<text:tab/>7</text:p>
          <text:p text:style-name="P12">2.4.1<text:tab/>Volatile transceiver state<text:tab/>7</text:p>
          <text:p text:style-name="P12">2.4.2<text:tab/>Non volatile memory<text:tab/>8</text:p>
          <text:p text:style-name="P12">2.4.3<text:tab/>Program flow<text:tab/>8</text:p>
          <text:p text:style-name="P10">2.5<text:tab/>Possible function extensions<text:tab/>8</text:p>
          <text:p text:style-name="P11">3<text:tab/>Design<text:tab/>10</text:p>
          <text:p text:style-name="P10">3.1<text:tab/>Input functions<text:tab/>10</text:p>
          <text:p text:style-name="P12">3.1.1<text:tab/>Rotary Dial<text:tab/>11</text:p>
          <text:p text:style-name="P12">3.1.2<text:tab/>Selector push button<text:tab/>12</text:p>
          <text:p text:style-name="P12">3.1.3<text:tab/>Shift enable toggle switch<text:tab/>12</text:p>
          <text:p text:style-name="P12">3.1.4<text:tab/>Tx/Rx toggle switch<text:tab/>13</text:p>
          <text:p text:style-name="P12">3.1.5<text:tab/>S-Meter ADC<text:tab/>13</text:p>
          <text:p text:style-name="P10">3.2<text:tab/>Output functions<text:tab/>13</text:p>
          <text:p text:style-name="P12">3.2.1<text:tab/>PLL Synthesizer controls<text:tab/>13</text:p>
          <text:p text:style-name="P12">3.2.2<text:tab/>PLL reference control<text:tab/>13</text:p>
          <text:p text:style-name="P12">3.2.3<text:tab/>Display controls<text:tab/>13</text:p>
          <text:p text:style-name="P12">3.2.4<text:tab/>CTCSS signal<text:tab/>13</text:p>
          <text:p text:style-name="P12">3.2.5<text:tab/>Audio mute switch<text:tab/>14</text:p>
          <text:p text:style-name="P12">3.2.6<text:tab/>Frequency on display<text:tab/>14</text:p>
          <text:p text:style-name="P12">3.2.7<text:tab/>S-Meter on display (discrete)<text:tab/>14</text:p>
          <text:p text:style-name="P12">3.2.8<text:tab/>Tx/Rx indicator on display<text:tab/>14</text:p>
          <text:p text:style-name="P12">3.2.9<text:tab/>Mute indicator on display<text:tab/>14</text:p>
          <text:p text:style-name="P10">3.3<text:tab/>System-state memory<text:tab/>14</text:p>
          <text:p text:style-name="P12">3.3.1<text:tab/>Input related <text:s/>memory<text:tab/>14</text:p>
          <text:p text:style-name="P12">3.3.2<text:tab/>Internal memory values<text:tab/>16</text:p>
          <text:p text:style-name="P12">3.3.3<text:tab/>Output related memory<text:tab/>19</text:p>
          <text:p text:style-name="P10">3.4<text:tab/>Initialization<text:tab/>21</text:p>
          <text:p text:style-name="P10">3.5<text:tab/>Menu-system<text:tab/>21</text:p>
          <text:p text:style-name="P12">3.5.1<text:tab/>Mute-level<text:tab/>22</text:p>
          <text:p text:style-name="P12">3.5.2<text:tab/>CTCSS frequency<text:tab/>22</text:p>
          <text:p text:style-name="P12">3.5.3<text:tab/>Scan<text:tab/>22</text:p>
          <text:p text:style-name="P12">3.5.4<text:tab/>Repeater shift amount<text:tab/>22</text:p>
          <text:p text:style-name="P12">3.5.5<text:tab/>Scan start frequency<text:tab/>22</text:p>
          <text:p text:style-name="P12">3.5.6<text:tab/>Scan stop frequency<text:tab/>22</text:p>
          <text:p text:style-name="P10">3.6<text:tab/>Configuration<text:tab/>22</text:p>
          <text:p text:style-name="P12"><text:soft-page-break/>3.6.1<text:tab/>PLL reference frequency (MHz)<text:tab/>22</text:p>
          <text:p text:style-name="P12">3.6.2<text:tab/>PLL reference frequency (kHz)<text:tab/>22</text:p>
          <text:p text:style-name="P12">3.6.3<text:tab/>PLL reference frequency (Hz)<text:tab/>22</text:p>
          <text:p text:style-name="P12">3.6.4<text:tab/>Remote control baud-rate<text:tab/>22</text:p>
          <text:p text:style-name="P12">3.6.5<text:tab/>Direct menu return<text:tab/>22</text:p>
          <text:p text:style-name="P12">3.6.6<text:tab/>Disable remote-control<text:tab/>22</text:p>
          <text:p text:style-name="P12">3.6.7<text:tab/>Re-enable front panel controls<text:tab/>22</text:p>
          <text:p text:style-name="P12">3.6.8<text:tab/>Reset to factory defaults<text:tab/>22</text:p>
        </text:index-body>
      </text:table-of-content>
      <text:h text:style-name="P14" text:outline-level="1"/>
      <text:list xml:id="list5668806794761959416" text:style-name="Outline_20_Numbering">
        <text:list-item>
          <text:h text:style-name="P23" text:outline-level="1">Preface</text:h>
        </text:list-item>
      </text:list>
      <text:h text:style-name="P14" text:outline-level="1">This document describes alternative firmware for the 23 CM Narrow Band FM transceiver designed by Bas PE1JPD.</text:h>
      <text:list xml:id="list1938875107" text:continue-numbering="true" text:style-name="Outline_20_Numbering">
        <text:list-item>
          <text:h text:style-name="P22" text:outline-level="1">Software Architecture</text:h>
        </text:list-item>
      </text:list>
      <text:h text:style-name="P14" text:outline-level="1">Views:</text:h>
      <text:list xml:id="list3418386491381430298" text:style-name="L1">
        <text:list-item>
          <text:h text:style-name="P21" text:outline-level="1">Use-case view<text:line-break/>Describes particular relevant use-cases and use-cases with a high architectural imapact.</text:h>
        </text:list-item>
        <text:list-item>
          <text:h text:style-name="P21" text:outline-level="1">Logical view<text:line-break/>Describes decomposition in moduls, layers, packages and relations.</text:h>
        </text:list-item>
        <text:list-item>
          <text:h text:style-name="P21" text:outline-level="1">Process view<text:line-break/>Describes the way classes, modules and subsystems are modeled on to processes and threads. </text:h>
        </text:list-item>
        <text:list-item>
          <text:h text:style-name="P21" text:outline-level="1">Deployment view<text:line-break/>Describes the distribution of software artefacts over system nodes. </text:h>
        </text:list-item>
        <text:list-item>
          <text:h text:style-name="P21" text:outline-level="1">Implementation view</text:h>
        </text:list-item>
        <text:list-item>
          <text:h text:style-name="P21" text:outline-level="1">Data view<text:line-break/>Describes the system from the point of data storage and retention.</text:h>
        </text:list-item>
        <text:list-item>
          <text:h text:style-name="P21" text:outline-level="1">Integration view<text:line-break/>Describes the system in terms of its relation to related systems</text:h>
        </text:list-item>
      </text:list>
      <text:list xml:id="list1157765543" text:continue-list="list1938875107" text:style-name="Outline_20_Numbering">
        <text:list-item>
          <text:list>
            <text:list-item>
              <text:p text:style-name="Kop_20_2">Menu-system</text:p>
            </text:list-item>
          </text:list>
        </text:list-item>
      </text:list>
      <text:h text:style-name="P14" text:outline-level="1">Normal control of the transceiver takes place via dedicated switches on the front-panel, combined with a multi-purpose rotary-dial and a menu-system.</text:h>
      <text:p text:style-name="Caption"><draw:frame draw:style-name="fr3" draw:name="Frame2" text:anchor-type="paragraph" svg:x="39.65mm" svg:y="2.01mm" svg:width="110.53mm" svg:height="64.38mm" draw:z-index="14"><draw:text-box><text:p text:style-name="Standard"><draw:ellipse text:anchor-type="paragraph" draw:z-index="21" draw:style-name="gr5" draw:text-style-name="P48" svg:width="15.74mm" svg:height="15.18mm" svg:x="26.53mm" svg:y="4.73mm"><text:p text:style-name="P47"><text:span text:style-name="T10">Start/</text:span></text:p><text:p text:style-name="P47"><text:span text:style-name="T10">Select</text:span></text:p></draw:ellipse></text:p><text:p text:style-name="Standard"><draw:ellipse text:anchor-type="paragraph" draw:z-index="15" draw:style-name="gr3" draw:text-style-name="P47" svg:width="43.17mm" svg:height="5.21mm" svg:x="32.91mm" svg:y="3.37mm"><text:p/></draw:ellipse><draw:ellipse text:anchor-type="paragraph" draw:z-index="23" draw:style-name="gr5" draw:text-style-name="P48" svg:width="12.57mm" svg:height="12mm" svg:x="71.97mm" svg:y="2.68mm"><text:p text:style-name="P47"><text:span text:style-name="T10">Menu/</text:span></text:p><text:p text:style-name="P47"><text:span text:style-name="T10">back</text:span></text:p></draw:ellipse><draw:line text:anchor-type="paragraph" draw:z-index="24" draw:style-name="gr6" draw:text-style-name="P47" svg:x1="44.98mm" svg:y1="3.65mm" svg:x2="51.38mm" svg:y2="3.37mm"><text:p/></draw:line></text:p><text:p text:style-name="Standard"><draw:circle text:anchor-type="paragraph" draw:z-index="16" draw:style-name="gr4" draw:text-style-name="P47" svg:width="19.3mm" svg:height="19.3mm" svg:x="68.72mm" svg:y="3.7mm"><text:p/></draw:circle><draw:circle text:anchor-type="paragraph" draw:z-index="17" draw:style-name="gr4" draw:text-style-name="P47" svg:width="31.69mm" svg:height="31.69mm" svg:x="18.49mm" svg:y="4.83mm"><text:p/></draw:circle><draw:line text:anchor-type="paragraph" draw:z-index="31" draw:style-name="gr6" draw:text-style-name="P47" svg:x1="58.61mm" svg:y1="3.7mm" svg:x2="51.98mm" svg:y2="3.59mm"><text:p/></draw:line></text:p><text:p text:style-name="Standard"><draw:circle text:anchor-type="paragraph" draw:z-index="18" draw:style-name="gr5" draw:text-style-name="P48" svg:width="10.33mm" svg:height="10.33mm" svg:x="82.94mm" svg:y="3.51mm"><text:p text:style-name="P47"><text:span text:style-name="T10">level</text:span></text:p></draw:circle><draw:circle text:anchor-type="paragraph" draw:z-index="20" draw:style-name="gr5" draw:text-style-name="P48" svg:width="10.33mm" svg:height="10.33mm" svg:x="63.45mm" svg:y="3.51mm"><text:p text:style-name="P47"><text:span text:style-name="T10">tone</text:span></text:p></draw:circle><draw:line text:anchor-type="paragraph" draw:z-index="26" draw:style-name="gr6" draw:text-style-name="P47" svg:x1="24.68mm" svg:y1="1.32mm" svg:x2="20.69mm" svg:y2="9.06mm"><text:p/></draw:line><draw:ellipse text:anchor-type="paragraph" draw:z-index="27" draw:style-name="gr7" draw:text-style-name="P47" svg:width="12.04mm" svg:height="8.1mm" svg:x="91.78mm" svg:y="4.83mm"><text:p/></draw:ellipse></text:p><text:p text:style-name="Standard"/><text:p text:style-name="Standard"><draw:circle text:anchor-type="paragraph" draw:z-index="19" draw:style-name="gr5" draw:text-style-name="P48" svg:width="10.33mm" svg:height="10.33mm" svg:x="73.22mm" svg:y="4.45mm"><text:p text:style-name="P47"><text:span text:style-name="T10">shift</text:span></text:p></draw:circle><draw:rect text:anchor-type="paragraph" draw:z-index="29" draw:style-name="gr1" draw:text-style-name="P48" svg:width="10.04mm" svg:height="6.94mm" svg:x="47.13mm" svg:y="3.51mm"><text:p text:style-name="P47"><text:span text:style-name="T10">PTT</text:span></text:p></draw:rect><draw:line text:anchor-type="paragraph" draw:z-index="28" draw:style-name="gr8" draw:text-style-name="P47" svg:x1="83.54mm" svg:y1="6.93mm" svg:x2="87.14mm" svg:y2="3.67mm"><text:p/></draw:line><draw:rect text:anchor-type="paragraph" draw:z-index="30" draw:style-name="gr1" draw:text-style-name="P48" svg:width="14.47mm" svg:height="6.94mm" svg:x="6mm" svg:y="2.7mm"><text:p text:style-name="P47"><text:span text:style-name="T10">Shift</text:span></text:p></draw:rect></text:p><text:p text:style-name="Standard"><text:tab/><text:tab/>main-loop</text:p><text:p text:style-name="Standard"><draw:line text:anchor-type="paragraph" draw:z-index="25" draw:style-name="gr6" draw:text-style-name="P47" svg:x1="44.94mm" svg:y1="7.77mm" svg:x2="49.19mm" svg:y2="3.27mm"><text:p/></draw:line></text:p><text:p text:style-name="Standard"><draw:rect text:anchor-type="paragraph" draw:z-index="22" draw:style-name="gr1" draw:text-style-name="P48" svg:width="16.5mm" svg:height="10.87mm" svg:x="25.91mm" svg:y="4.39mm"><text:p text:style-name="P47"><text:span text:style-name="T10">(slow)</text:span></text:p><text:p text:style-name="P47"><text:span text:style-name="T10">Display</text:span></text:p></draw:rect></text:p><text:p text:style-name="P2"/></draw:text-box></draw:frame>Figure 1. Simplified Menu structure</text:p>
      <text:list xml:id="list616857506" text:continue-numbering="true" text:style-name="Outline_20_Numbering">
        <text:list-item>
          <text:list>
            <text:list-item>
              <text:p text:style-name="Kop_20_2">Data-flow</text:p>
            </text:list-item>
          </text:list>
        </text:list-item>
      </text:list>
      <text:p text:style-name="Text_20_body">Data and control flow takes place according to the diagram below. This diagram describes the software in its interaction with the hardware level.</text:p>
      <text:p text:style-name="Illustration"><draw:frame draw:style-name="fr4" draw:name="Frame1" text:anchor-type="paragraph" svg:x="23.27mm" svg:y="6.05mm" svg:width="149.45mm" svg:height="84.24mm" draw:z-index="0"><draw:text-box><text:p text:style-name="P1"><draw:rect text:anchor-type="paragraph" draw:z-index="13" draw:style-name="gr1" draw:text-style-name="P48" svg:width="29.75mm" svg:height="48mm" svg:x="58.12mm" svg:y="3.76mm"><text:p text:style-name="P47"><text:span text:style-name="T10">Tranceiver</text:span></text:p><text:p text:style-name="P47"><text:span text:style-name="T10">State</text:span></text:p><text:p text:style-name="P47"><text:span text:style-name="T10">Description</text:span></text:p></draw:rect><draw:rect text:anchor-type="paragraph" draw:z-index="2" draw:style-name="gr1" draw:text-style-name="P46" svg:width="29.75mm" svg:height="23.98mm" svg:x="100.86mm" svg:y="3.62mm"><text:p text:style-name="P45"><text:span text:style-name="T10">Outputs :</text:span></text:p><text:p text:style-name="P45"><text:span text:style-name="T10">* Display</text:span></text:p><text:p text:style-name="P45"><text:span text:style-name="T10">* Mute</text:span></text:p><text:p text:style-name="P45"><text:span text:style-name="T10">* PLL</text:span></text:p></draw:rect></text:p><text:p text:style-name="P1"><draw:rect text:anchor-type="paragraph" draw:z-index="1" draw:style-name="gr1" draw:text-style-name="P46" svg:width="29.75mm" svg:height="23.98mm" svg:x="13.69mm" svg:y="1.5mm"><text:p text:style-name="P45"><text:span text:style-name="T10">Inputs :</text:span></text:p><text:p text:style-name="P45"><text:span text:style-name="T10">* Rotary Dial</text:span></text:p><text:p text:style-name="P45"><text:span text:style-name="T10">* S-meter ADC</text:span></text:p><text:p text:style-name="P45"><text:span text:style-name="T10">* PTT,</text:span></text:p><text:p text:style-name="P45"><text:span text:style-name="T10">* etc...</text:span></text:p></draw:rect></text:p><text:p text:style-name="P1"/><text:p text:style-name="P1"><draw:line text:anchor-type="paragraph" draw:z-index="5" draw:style-name="gr2" draw:text-style-name="P47" svg:x1="13.69mm" svg:y1="2.4mm" svg:x2="4.69mm" svg:y2="2.4mm"><text:p/></draw:line><draw:line text:anchor-type="paragraph" draw:z-index="7" draw:style-name="gr2" draw:text-style-name="P47" svg:x1="58.12mm" svg:y1="2.64mm" svg:x2="43.43mm" svg:y2="2.15mm"><text:p/></draw:line><draw:line text:anchor-type="paragraph" draw:z-index="10" draw:style-name="gr2" draw:text-style-name="P47" svg:x1="100.86mm" svg:y1="2.65mm" svg:x2="87.86mm" svg:y2="3.14mm"><text:p/></draw:line><draw:line text:anchor-type="paragraph" draw:z-index="11" draw:style-name="gr2" draw:text-style-name="P47" svg:x1="139.6mm" svg:y1="1.52mm" svg:x2="130.6mm" svg:y2="1.52mm"><text:p/></draw:line></text:p><text:p text:style-name="P1"/><text:p text:style-name="P1"/><text:p text:style-name="Standard"><draw:rect text:anchor-type="paragraph" draw:z-index="3" draw:style-name="gr1" draw:text-style-name="P46" svg:width="29.75mm" svg:height="23.98mm" svg:x="12.93mm" svg:y="4.74mm"><text:p text:style-name="P45"><text:span text:style-name="T10">Remote Control</text:span></text:p><text:p text:style-name="P45"><text:span text:style-name="T10">via UART</text:span></text:p></draw:rect><draw:rect text:anchor-type="paragraph" draw:z-index="4" draw:style-name="gr1" draw:text-style-name="P46" svg:width="29.75mm" svg:height="23.98mm" svg:x="101.09mm" svg:y="3.74mm"><text:p text:style-name="P45"><text:span text:style-name="T10">USB Outputs:</text:span></text:p><text:p text:style-name="P45"><text:span text:style-name="T10">Audio</text:span></text:p><text:p text:style-name="P45"><text:span text:style-name="T10">Status data</text:span></text:p></draw:rect></text:p><text:p text:style-name="Standard"/><text:p text:style-name="Standard"><draw:line text:anchor-type="paragraph" draw:z-index="9" draw:style-name="gr2" draw:text-style-name="P47" svg:x1="101.09mm" svg:y1="5.27mm" svg:x2="87.86mm" svg:y2="4.76mm"><text:p/></draw:line></text:p><text:p text:style-name="Standard"><draw:line text:anchor-type="paragraph" draw:z-index="6" draw:style-name="gr2" draw:text-style-name="P47" svg:x1="13.69mm" svg:y1="2.4mm" svg:x2="4.69mm" svg:y2="2.4mm"><text:p/></draw:line><draw:line text:anchor-type="paragraph" draw:z-index="8" draw:style-name="gr2" draw:text-style-name="P47" svg:x1="58.12mm" svg:y1="2.4mm" svg:x2="42.67mm" svg:y2="2.4mm"><text:p/></draw:line><draw:line text:anchor-type="paragraph" draw:z-index="12" draw:style-name="gr2" draw:text-style-name="P47" svg:x1="139.83mm" svg:y1="1.92mm" svg:x2="130.83mm" svg:y2="1.92mm"><text:p/></draw:line><draw:rect text:anchor-type="paragraph" draw:z-index="32" draw:style-name="gr1" draw:text-style-name="P46" svg:width="29.75mm" svg:height="10.57mm" svg:x="58.12mm" svg:y="18.29mm"><text:p text:style-name="P45"><text:span text:style-name="T10">Non-volatile</text:span></text:p><text:p text:style-name="P45"><text:span text:style-name="T10">memory</text:span></text:p></draw:rect><draw:line text:anchor-type="paragraph" draw:z-index="33" draw:style-name="gr2" draw:text-style-name="P47" svg:x1="69.54mm" svg:y1="18.29mm" svg:x2="69.36mm" svg:y2="9.84mm"><text:p/></draw:line><draw:line text:anchor-type="paragraph" draw:z-index="34" draw:style-name="gr2" draw:text-style-name="P47" svg:x1="76.75mm" svg:y1="10.46mm" svg:x2="76.75mm" svg:y2="18.29mm"><text:p/></draw:line><draw:rect text:anchor-type="paragraph" draw:z-index="38" draw:style-name="gr1" draw:text-style-name="P46" svg:width="29.75mm" svg:height="10.57mm" svg:x="12.93mm" svg:y="18.61mm"><text:p text:style-name="P45"><text:span text:style-name="T10">RS232</text:span></text:p><text:p text:style-name="P45"><text:span text:style-name="T10">Wifi / Bluetooth</text:span></text:p></draw:rect><draw:line text:anchor-type="paragraph" draw:z-index="39" draw:style-name="gr9" draw:text-style-name="P47" svg:x1="12.93mm" svg:y1="24.13mm" svg:x2="4.69mm" svg:y2="24.2mm"><text:p/></draw:line><draw:line text:anchor-type="paragraph" draw:z-index="40" draw:style-name="gr9" draw:text-style-name="P47" svg:x1="4.69mm" svg:y1="2.4mm" svg:x2="4.69mm" svg:y2="24.13mm"><text:p/></draw:line><draw:rect text:anchor-type="paragraph" draw:z-index="41" draw:style-name="gr1" draw:text-style-name="P46" svg:width="29.75mm" svg:height="10.57mm" svg:x="101.12mm" svg:y="18.57mm"><text:p text:style-name="P45"><text:span text:style-name="T10">Event-Timer</text:span></text:p></draw:rect></text:p></draw:text-box></draw:frame></text:p>
      <text:p text:style-name="Illustration"><text:soft-page-break/>Figure 2. Data flow of the software .</text:p>
      <text:p text:style-name="Text_20_body_20_no_20_space">Transceiver state can be changed both by input controls, and by remote control commands. Remote commands are entered into the system by any of the implemented remote control channels. This will be a serial line equivalent, either over real RS232, or as a serial channel via USB, Wifi or BlueTooth.</text:p>
      <text:list xml:id="list2021241045" text:continue-numbering="true" text:style-name="Outline_20_Numbering">
        <text:list-item>
          <text:list>
            <text:list-item>
              <text:p text:style-name="Kop_20_2">IO system</text:p>
            </text:list-item>
          </text:list>
        </text:list-item>
      </text:list>
      <text:p text:style-name="P8">Inputs controls</text:p>
      <text:p text:style-name="Text_20_body">These are the controls present on the front-panel of the tranceiver. They are supported by tranceiver hardware</text:p>
      <text:list xml:id="list8601271278341158314" text:style-name="L2">
        <text:list-item>
          <text:p text:style-name="P28">Rotary dial</text:p>
        </text:list-item>
        <text:list-item>
          <text:p text:style-name="P28">Selector push button </text:p>
        </text:list-item>
        <text:list-item>
          <text:p text:style-name="P28">Shift enable toggle switch</text:p>
        </text:list-item>
        <text:list-item>
          <text:p text:style-name="P28">Tx/Rx toggle switch</text:p>
        </text:list-item>
        <text:list-item>
          <text:p text:style-name="P28">S-meter ADC (internal signal, not on front-panel)</text:p>
        </text:list-item>
      </text:list>
      <text:p text:style-name="Text_20_body_20_no_20_space"/>
      <text:p text:style-name="Text_20_body_20_no_20_space">Each of the controls above are supported by the hardware. There are however more function that we'd like to implement and the need some kind of control. Until a hardware redesign has been made with support for extra input controls, the extra functions can be controled via a remote-control interface.</text:p>
      <text:p text:style-name="Text_20_body_20_no_20_space">In order to avoid discrepancy between the remote-control signals and the front-panel controls, we need to be carefull with the way a control handler is implemented.</text:p>
      <text:p text:style-name="Text_20_body_20_no_20_space"/>
      <text:p text:style-name="Text_20_body_20_no_20_space"><text:s/></text:p>
      <text:p text:style-name="TussenKop"><text:soft-page-break/>Rotary dial.<text:tab/></text:p>
      <text:p text:style-name="Text_20_body_20_no_20_space">The rotary dial provides a relative control, so there is no potential conflict between the rotary dial en remotely entered data.</text:p>
      <text:p text:style-name="TussenKop">Selector push button</text:p>
      <text:p text:style-name="Text_20_body">This function control the menu system. The menu is not needed for remotly entered data, so no discrepancy is possible.</text:p>
      <text:p text:style-name="TussenKop">Shift enable toggle switch</text:p>
      <text:p text:style-name="Text_20_body">On the front panel this is a toggle switch with an absolute value indication. Up is shifted, down is not shifted. Here we have a potential clash between the position of the switch and the setting provided by the remote-control interface. For the moment we will solve this problem by looking only at the position changes in the software, and communicate <text:s/>the enable and disable commands to the processing stage of the software. An enable command by the toggle switch can be overriden by the remote-control facility, but by using a marker no the LCD display, the user can be kept in formed on the state of the shift function.</text:p>
      <text:p text:style-name="TussenKop">Tx/Rx toggle switch</text:p>
      <text:p text:style-name="Text_20_body">Here we have the same issue as with the shift enable toggle switch. Again, we'll solve this by communicating the state changes to the processing software <text:s/>and informing the user via the display.</text:p>
      <text:p text:style-name="TussenKop">S-Meter ADC</text:p>
      <text:p text:style-name="Text_20_body">This is an internally generated signal. It will be presented on the LCD display, and the S-Meter value will be communicated to the remote-control position. No discrepancy between front-panel and remote-control panel is possible.</text:p>
      <text:p text:style-name="TussenKop">Output Controls</text:p>
      <text:list xml:id="list9093121599828162254" text:style-name="L3">
        <text:list-item>
          <text:p text:style-name="P29">PLL synthesizer controls (programming of the PLL synthesizer chip)</text:p>
        </text:list-item>
        <text:list-item>
          <text:p text:style-name="P29">Display controls (presentation on LCD display)</text:p>
        </text:list-item>
        <text:list-item>
          <text:p text:style-name="P29">CTCSS signal (injection of signal frequency during transmit)</text:p>
        </text:list-item>
        <text:list-item>
          <text:p text:style-name="P29">Audio mute switch (switch off the audio path)</text:p>
        </text:list-item>
        <text:list-item>
          <text:p text:style-name="P29">S-meter display (discrete indication on LCD display) </text:p>
        </text:list-item>
      </text:list>
      <text:list xml:id="list355133194" text:continue-list="list2021241045" text:style-name="Outline_20_Numbering">
        <text:list-item>
          <text:list>
            <text:list-item>
              <text:p text:style-name="Kop_20_2">Memory system</text:p>
              <text:list>
                <text:list-item>
                  <text:p text:style-name="Kop_20_3">Volatile transceiver state</text:p>
                </text:list-item>
              </text:list>
            </text:list-item>
          </text:list>
        </text:list-item>
      </text:list>
      <text:p text:style-name="TussenKop">input related</text:p>
      <text:list xml:id="list3699486490996007723" text:style-name="L4">
        <text:list-item>
          <text:p text:style-name="P30">rotary dial, up/down action</text:p>
        </text:list-item>
        <text:list-item>
          <text:p text:style-name="P30">selector switch</text:p>
        </text:list-item>
        <text:list-item>
          <text:p text:style-name="P30">repeater shift enable</text:p>
        </text:list-item>
        <text:list-item>
          <text:p text:style-name="P30">tr/rx (ptt)</text:p>
        </text:list-item>
      </text:list>
      <text:p text:style-name="TussenKop"><text:soft-page-break/>internal</text:p>
      <text:list xml:id="list8047669121752996839" text:style-name="L5">
        <text:list-item>
          <text:p text:style-name="P31">menu position</text:p>
        </text:list-item>
        <text:list-item>
          <text:p text:style-name="P31">ctcss tone value</text:p>
        </text:list-item>
        <text:list-item>
          <text:p text:style-name="P31">S meter mute value</text:p>
        </text:list-item>
        <text:list-item>
          <text:p text:style-name="P31">base frequency</text:p>
        </text:list-item>
        <text:list-item>
          <text:p text:style-name="P31">VFO Tx/Rx shift value</text:p>
        </text:list-item>
        <text:list-item>
          <text:p text:style-name="P31">repeater shift value</text:p>
        </text:list-item>
        <text:list-item>
          <text:p text:style-name="P31">scanning</text:p>
        </text:list-item>
        <text:list-item>
          <text:p text:style-name="P31">main-menu state</text:p>
        </text:list-item>
        <text:list-item>
          <text:p text:style-name="P31">sub-menu state</text:p>
        </text:list-item>
        <text:list-item>
          <text:p text:style-name="P31">direct menu return</text:p>
        </text:list-item>
      </text:list>
      <text:p text:style-name="TussenKop">output related</text:p>
      <text:list xml:id="list5563843157088580316" text:style-name="L6">
        <text:list-item>
          <text:p text:style-name="P32">display frequency</text:p>
        </text:list-item>
        <text:list-item>
          <text:p text:style-name="P32">display s-meter</text:p>
        </text:list-item>
        <text:list-item>
          <text:p text:style-name="P32">display T/R</text:p>
        </text:list-item>
        <text:list-item>
          <text:p text:style-name="P32">display M</text:p>
        </text:list-item>
        <text:list-item>
          <text:p text:style-name="P32">display menu</text:p>
        </text:list-item>
        <text:list-item>
          <text:p text:style-name="P32">current PLL frequency</text:p>
        </text:list-item>
        <text:list-item>
          <text:p text:style-name="P32">muted yes./no</text:p>
        </text:list-item>
        <text:list-item>
          <text:p text:style-name="P32">transmitter on</text:p>
        </text:list-item>
      </text:list>
      <text:list xml:id="list1267238317" text:continue-list="list355133194" text:style-name="Outline_20_Numbering">
        <text:list-item>
          <text:list>
            <text:list-item>
              <text:list>
                <text:list-item>
                  <text:p text:style-name="Kop_20_3">Non volatile memory</text:p>
                </text:list-item>
              </text:list>
            </text:list-item>
          </text:list>
        </text:list-item>
      </text:list>
      <text:list xml:id="list8598326637217292647" text:style-name="L7">
        <text:list-item>
          <text:p text:style-name="P33">BaseFrequency</text:p>
        </text:list-item>
        <text:list-item>
          <text:p text:style-name="P33">Mute level</text:p>
        </text:list-item>
        <text:list-item>
          <text:p text:style-name="P33">Repeater Shift value</text:p>
        </text:list-item>
        <text:list-item>
          <text:p text:style-name="P33">CTCSS tone value</text:p>
        </text:list-item>
      </text:list>
      <text:list xml:id="list132284645" text:continue-list="list1267238317" text:style-name="Outline_20_Numbering">
        <text:list-item>
          <text:list>
            <text:list-item>
              <text:list>
                <text:list-item>
                  <text:p text:style-name="Kop_20_3">Program flow</text:p>
                </text:list-item>
              </text:list>
            </text:list-item>
          </text:list>
        </text:list-item>
      </text:list>
      <text:list xml:id="list7292073275375913340" text:style-name="L8">
        <text:list-item>
          <text:p text:style-name="P34">process input date to input-state variables</text:p>
        </text:list-item>
        <text:list-item>
          <text:p text:style-name="P34">process input-state and process-state to output-state</text:p>
        </text:list-item>
        <text:list-item>
          <text:p text:style-name="P34">process output-state to output data</text:p>
        </text:list-item>
      </text:list>
      <text:list xml:id="list1063155642" text:continue-list="list132284645" text:style-name="Outline_20_Numbering">
        <text:list-item>
          <text:list>
            <text:list-item>
              <text:p text:style-name="Kop_20_2">Possible function extensions</text:p>
            </text:list-item>
          </text:list>
        </text:list-item>
      </text:list>
      <text:p text:style-name="TussenKop">For test and simulation:</text:p>
      <text:list xml:id="list1272267782118557448" text:style-name="L9">
        <text:list-item>
          <text:p text:style-name="P35">Create simulation of the display, PLL and tone outputs.</text:p>
        </text:list-item>
        <text:list-item>
          <text:p text:style-name="P35">Create simulation of the toggle, push button and rotary switches.</text:p>
        </text:list-item>
        <text:list-item>
          <text:p text:style-name="P35">Create drivers between keyboard, video display and I/O-simulation.</text:p>
        </text:list-item>
      </text:list>
      <text:p text:style-name="TussenKop">Software Improvements</text:p>
      <text:list xml:id="list7229137765468234480" text:style-name="L10">
        <text:list-item>
          <text:p text:style-name="P36">Store repeater shift with repeater frequency</text:p>
        </text:list-item>
        <text:list-item>
          <text:p text:style-name="P36">Store CTCSS frequency with repeater frequency</text:p>
        </text:list-item>
        <text:list-item>
          <text:p text:style-name="P36"><text:soft-page-break/>Use automated shift whenever the repeater frequency is selected</text:p>
        </text:list-item>
        <text:list-item>
          <text:p text:style-name="P36">show programmed repeater call instead of frequency (or both in scroll mode)</text:p>
        </text:list-item>
        <text:list-item>
          <text:p text:style-name="P36">Priority Channel: Listened on every 2 seconds for activity and stays there when activity is detected.</text:p>
        </text:list-item>
        <text:list-item>
          <text:p text:style-name="P36"><text:span text:style-name="T4">√</text:span> Scan between start and end frequency for empty or used channels</text:p>
        </text:list-item>
        <text:list-item>
          <text:p text:style-name="P36"><text:span text:style-name="T4">√</text:span> Provide for 25kHz as well as selectable step size during tuning</text:p>
        </text:list-item>
      </text:list>
      <text:p text:style-name="TussenKop">Advanced functions</text:p>
      <text:list xml:id="list6028454055627894677" text:style-name="L11">
        <text:list-item>
          <text:p text:style-name="P37">Set/Change PLL reference frequency (for example to change the 12Mhz XTO to a 13 MHZ TCXO)</text:p>
        </text:list-item>
        <text:list-item>
          <text:p text:style-name="P37">Run a PLL channel jump function to generate a square wave on the VCO control line. Allow for multiple step times and frequency settings. Use full for performing measurements on the Phase Locked Loop.</text:p>
        </text:list-item>
      </text:list>
      <text:p text:style-name="TussenKop">When extra switches front panel switches are present</text:p>
      <text:list xml:id="list6202025186766588794" text:style-name="L12">
        <text:list-item>
          <text:p text:style-name="P38">Provide 16 or 32 preferred channels. Change from “free dial” to “choose channel” functionality by a setting in the configuration menu.</text:p>
        </text:list-item>
        <text:list-item>
          <text:p text:style-name="P38">Start/Stop scan button</text:p>
        </text:list-item>
        <text:list-item>
          <text:p text:style-name="P38">Reverse shift toggle switch</text:p>
        </text:list-item>
      </text:list>
      <text:p text:style-name="TussenKop"><text:span text:style-name="T6">Hardware</text:span> <text:span text:style-name="T6">improvements</text:span></text:p>
      <text:list xml:id="list2613418116318483269" text:style-name="L13">
        <text:list-item>
          <text:p text:style-name="P39"><text:span text:style-name="T3">√ </text:span>Get rid of 650 MHz spurious output (not in my version)</text:p>
        </text:list-item>
        <text:list-item>
          <text:p text:style-name="P39">Increase stability of reference timebase (use TCXO by PA0PYL)</text:p>
        </text:list-item>
        <text:list-item>
          <text:p text:style-name="P39">Add 900 MHz filter against GSM interference</text:p>
        </text:list-item>
        <text:list-item>
          <text:p text:style-name="P39">Add noise triggered squelch</text:p>
        </text:list-item>
        <text:list-item>
          <text:p text:style-name="P39">Add reverse shift push button</text:p>
        </text:list-item>
        <text:list-item>
          <text:p text:style-name="P39">Improve CTCSS filtering and injection</text:p>
        </text:list-item>
        <text:list-item>
          <text:p text:style-name="P39">Add TX output lowpass filter (3 pole)</text:p>
        </text:list-item>
        <text:list-item>
          <text:p text:style-name="P39">See if PLL loop filter needs optimization</text:p>
        </text:list-item>
      </text:list>
      <text:p text:style-name="TussenKop">Serious circuit changes</text:p>
      <text:list xml:id="list1751010328187908980" text:style-name="L14">
        <text:list-item>
          <text:p text:style-name="P40">Add additional input and output channels on the <text:span text:style-name="T2">μ</text:span>Controller via port extension chips</text:p>
        </text:list-item>
        <text:list-item>
          <text:p text:style-name="P40">Add Bluetooth and/or WiFi interface for remote control </text:p>
        </text:list-item>
        <text:list-item>
          <text:p text:style-name="P40">Add USB interface for remote control</text:p>
        </text:list-item>
        <text:list-item>
          <text:p text:style-name="P40">Add analog meter as S-Meter</text:p>
        </text:list-item>
      </text:list>
      <text:p text:style-name="TussenKop">Remote control only commands</text:p>
      <text:list xml:id="list3800776297607897734" text:style-name="L15">
        <text:list-item>
          <text:p text:style-name="P41">Read system-state</text:p>
        </text:list-item>
        <text:list-item>
          <text:p text:style-name="P41">Write system-state</text:p>
        </text:list-item>
        <text:list-item>
          <text:p text:style-name="P41">All functions that require extra input hardware can be controlled via the remote control mechanism.</text:p>
        </text:list-item>
      </text:list>
      <text:list xml:id="list1793633826" text:continue-list="list1063155642" text:style-name="Outline_20_Numbering">
        <text:list-item>
          <text:h text:style-name="P22" text:outline-level="1">Design</text:h>
        </text:list-item>
      </text:list>
      <text:h text:style-name="P14" text:outline-level="1">The core of the system is the systems main-loop. This loop does three things:</text:h>
      <text:list xml:id="list81646049601196177" text:style-name="L16">
        <text:list-item>
          <text:list>
            <text:list-item>
              <text:list>
                <text:list-item>
                  <text:h text:style-name="P16" text:outline-level="1">Collect inputs and stores them into the system-state memory.</text:h>
                </text:list-item>
                <text:list-item>
                  <text:h text:style-name="P16" text:outline-level="1">Performs processing of input related variables and transforms them to output related variables that are handled in the final part of the main loop.</text:h>
                </text:list-item>
                <text:list-item>
                  <text:h text:style-name="P16" text:outline-level="1">Inspect system-state memory and set output values or call output routines.</text:h>
                </text:list-item>
              </text:list>
            </text:list-item>
          </text:list>
        </text:list-item>
      </text:list>
      <text:h text:style-name="P14" text:outline-level="1">Like the name implies, the content of the system-state memory thus determines the state of the system. Apart from the physical controls , the menu system will also have its impact on the content of the system state memory. </text:h>
      <text:h text:style-name="P14" text:outline-level="1">The system is designed in such a way that is possible to modify the content of the system-state memory by remote control in order to implement remote control functionality.</text:h>
      <text:h text:style-name="P14" text:outline-level="1">Basically, remote control is implemented by a command-line parser that takes its input from a chosen channel, and modifies the output related values of the system-state memory accordingly. The command-line can be handled via a UART function. At the hardware level the UART will be connected to one of several possible transmission channels:</text:h>
      <text:list xml:id="list3714468616860316940" text:style-name="L17">
        <text:list-item>
          <text:h text:style-name="P17" text:outline-level="1">RS232 level converter for classic RS232.</text:h>
        </text:list-item>
        <text:list-item>
          <text:h text:style-name="P17" text:outline-level="1">Bluetooth serial interface.</text:h>
        </text:list-item>
        <text:list-item>
          <text:h text:style-name="P17" text:outline-level="1">WiFi serial interface.</text:h>
        </text:list-item>
        <text:list-item>
          <text:h text:style-name="P17" text:outline-level="1">A web-server running on an Arduino, implementing a web-service that might be presented on the internet.</text:h>
        </text:list-item>
      </text:list>
      <text:list xml:id="list1776462415" text:continue-list="list1793633826" text:style-name="Outline_20_Numbering">
        <text:list-item>
          <text:list>
            <text:list-item>
              <text:h text:style-name="P24" text:outline-level="2">Input functions</text:h>
            </text:list-item>
          </text:list>
        </text:list-item>
      </text:list>
      <text:h text:style-name="P14" text:outline-level="2">The inputs described here are physical inputs available in the current version of the hardware design<text:span text:style-name="T7"> (version 2 ??)</text:span></text:h>
      <text:h text:style-name="P18" text:outline-level="2">Some of the inputs are handled by interrupt driven software. Currently these are the rotary-dial, and the selector-push-button switch. Both of these are inputs where the number of signal changes are relevant to there function, while both inputs are by way of their mechanical switch, likely to suffer from mechanical contact bounce and potential erroneous behavior.</text:h>
      <text:h text:style-name="P18" text:outline-level="2">The interrupt routine will take care of the necessary delays in the signal processing, without disturbing the working or the responsiveness of the rest of the system. </text:h>
      <text:h text:style-name="P18" text:outline-level="2">The other input controls are handled in the main loop by simple signal sampling. Although these mechanical switches are not immune to contact bounce, the nature of the sampling process guarantees the there is no problem with bounce.</text:h>
      <text:h text:style-name="P18" text:outline-level="2">The main loop calls the functions defined in this chapter and places their output values into the system-state memory.</text:h>
      <text:list xml:id="list939366436" text:continue-numbering="true" text:style-name="Outline_20_Numbering">
        <text:list-item>
          <text:list>
            <text:list-item>
              <text:list>
                <text:list-item>
                  <text:h text:style-name="Kop_20_3" text:outline-level="2"><text:soft-page-break/>Rotary Dial</text:h>
                </text:list-item>
              </text:list>
            </text:list-item>
          </text:list>
        </text:list-item>
      </text:list>
      <text:p text:style-name="TussenKop">Interrupt driven part</text:p>
      <text:h text:style-name="P14" text:outline-level="2">The rotary dial has two “pull down to ground” lines. The first line (A) is connected to an interrupt sensitive input. It should trigger on both positive and negative edges. If that is not in hardware available, than the edge sensitivity should be programmatically changed on every interrupt that occurs</text:h>
      <text:h text:style-name="P14" text:outline-level="2">The Interrupt Service Routine (IRS) samples input (B) and starts the anti-bounce and direction-detect algorithm.</text:h>
      <text:h text:style-name="P14" text:outline-level="2">The result of the anti-bounce and direction-detect algorithm is written to the internal system state area. From there it is picked up by the output processor.</text:h>
      <text:p text:style-name="TussenKop">Initialization</text:p>
      <text:h text:style-name="P14" text:outline-level="2">During initialization after system power up, the rotary dial count Values will be set to 0 (zero).. </text:h>
      <text:p text:style-name="TussenKop">Main-loop driven part</text:p>
      <text:h text:style-name="Code" text:outline-level="2">InputGetRotaryDialCount()</text:h>
      <text:p text:style-name="Text_20_body">This function is called from the main loop, and its output is stored into the system-state memory.</text:p>
      <text:h text:style-name="P14" text:outline-level="2">Outputs of the function are the following:</text:h>
      <text:list xml:id="list2424013431721785163" text:style-name="L18">
        <text:list-item>
          <text:h text:style-name="P19" text:outline-level="2">Direction (up/down or left/right) indicator. Incremented for every step up or right, and decremented for every step down or left.</text:h>
        </text:list-item>
      </text:list>
      <text:h text:style-name="P14" text:outline-level="2">Reading the output of the rotary dial is done by the routine GetRotaryDialCount().</text:h>
      <text:h text:style-name="P14" text:outline-level="2">Before reading it will disable the A-line interrupt, read the content, set content to null, and re-enable the A-line interrupts.</text:h>
      <text:h text:style-name="P14" text:outline-level="2">The Values returned will indicate how many steps of the rotary dial have been made and will have to be processed. A zero return Values means no actions needs to be taken.</text:h>
      <text:p text:style-name="P3">Return Values R<text:tab/>Action</text:p>
      <text:p text:style-name="VariableDoc">R &lt; 0<text:tab/>Take R steps to the left or down.</text:p>
      <text:p text:style-name="VariableDoc">R == 0<text:tab/>Take no action</text:p>
      <text:p text:style-name="VariableDoc">R &gt; 0 <text:tab/>Take R steps to the right or up.</text:p>
      <text:p text:style-name="Caption">Table <text:sequence text:ref-name="refTable0" text:name="Table" text:formula="ooow:Table+1" style:num-format="1">1</text:sequence>. Return values of GetRotaryDialCount()</text:p>
      <text:list xml:id="list2180102527" text:continue-list="list939366436" text:style-name="Outline_20_Numbering">
        <text:list-item>
          <text:list>
            <text:list-item>
              <text:list>
                <text:list-item>
                  <text:h text:style-name="Kop_20_3" text:outline-level="2"><text:soft-page-break/>Selector push button</text:h>
                </text:list-item>
              </text:list>
            </text:list-item>
          </text:list>
        </text:list-item>
      </text:list>
      <text:h text:style-name="P26" text:outline-level="2">Interrupt driven part</text:h>
      <text:h text:style-name="P14" text:outline-level="2">The selector push button contains a pull-down-to-earth switch, Interrupts will be generated on the falling flank of the signal. Before starting the processing within the ISR, a time will be checked to verify that an earlier interrupt is at least 10 milliseconds into the past. If an interrupt occurred earlier, it is assumed that the current interrupt is cause by contact bounce, and ignored. The timer will be reset to 0 ms and a return from interrupt instruction will be executed at once.</text:h>
      <text:p text:style-name="TussenKop">Initialization</text:p>
      <text:h text:style-name="P14" text:outline-level="2">During initialization after system power up, the timer Values will be set to 10 + 1 milliseconds, in order to ensure that the first button push action is not inadvertently ignored as bounce. </text:h>
      <text:p text:style-name="TussenKop">Main-loop driven part</text:p>
      <text:h text:style-name="Code" text:outline-level="2">InputGetSelectorPushed()</text:h>
      <text:h text:style-name="P14" text:outline-level="2">This function is called from the main loop, and its output is stored into the system-state memory. If implemented via interrupt, the reading routine should disable the selector interrupt while reading and clearing the value.</text:h>
      <text:p text:style-name="P3">Return Values R<text:tab/>Action</text:p>
      <text:p text:style-name="VariableDoc">R == 0<text:tab/>Selector has not been pushed</text:p>
      <text:p text:style-name="VariableDoc">R != 0 <text:tab/>Selector has been pushed</text:p>
      <text:p text:style-name="Caption">Table <text:sequence text:ref-name="refTable1" text:name="Table" text:formula="ooow:Table+1" style:num-format="1">2</text:sequence>. Return values of GetSelectorPushed()</text:p>
      <text:list xml:id="list1017887947" text:continue-numbering="true" text:style-name="Outline_20_Numbering">
        <text:list-item>
          <text:list>
            <text:list-item>
              <text:list>
                <text:list-item>
                  <text:h text:style-name="Kop_20_3" text:outline-level="2">Shift enable toggle switch</text:h>
                </text:list-item>
              </text:list>
            </text:list-item>
          </text:list>
        </text:list-item>
      </text:list>
      <text:h text:style-name="P14" text:outline-level="2">When the shift enable switch is activated, the repeater shift Values is added to the VFO frequency when switching to transmit mode.</text:h>
      <text:h text:style-name="P14" text:outline-level="2">Once every iteration of the main loop, the signal is checked and its result stored in the system-state memory.</text:h>
      <text:h text:style-name="Code" text:outline-level="2">InputGetShiftEnable()</text:h>
      <text:p text:style-name="VariableDoc">Return Values R<text:tab/>Action</text:p>
      <text:p text:style-name="VariableDoc">R == 0<text:tab/>Repeater shift disabled</text:p>
      <text:p text:style-name="VariableDoc">R != 0 <text:tab/>Repeater shift enabled</text:p>
      <text:h text:style-name="P44" text:outline-level="2">Table <text:sequence text:ref-name="refTable2" text:name="Table" text:formula="ooow:Table+1" style:num-format="1">3</text:sequence>. Return values of GetShiftEnable()</text:h>
      <text:list xml:id="list1188694999" text:continue-numbering="true" text:style-name="Outline_20_Numbering">
        <text:list-item>
          <text:list>
            <text:list-item>
              <text:list>
                <text:list-item>
                  <text:h text:style-name="Kop_20_3" text:outline-level="2"><text:soft-page-break/>Tx/Rx toggle switch</text:h>
                </text:list-item>
              </text:list>
            </text:list-item>
          </text:list>
        </text:list-item>
      </text:list>
      <text:h text:style-name="P14" text:outline-level="2">When the Tx/Rx switch is activated, system switches to transmit mode.</text:h>
      <text:p text:style-name="Text_20_body">Once every iteration of the main loop, the signal is checked and its result stored in the system-state memory.</text:p>
      <text:h text:style-name="Code" text:outline-level="2">InputGetPTT()</text:h>
      <text:p text:style-name="Text_20_body">Reads the input Values from the IO register.</text:p>
      <text:p text:style-name="VariableDoc">Return Values R<text:tab/>Action</text:p>
      <text:p text:style-name="VariableDoc">R == 0<text:tab/>PTT idle</text:p>
      <text:p text:style-name="VariableDoc">R != 0 <text:tab/>PTT is on</text:p>
      <text:h text:style-name="P44" text:outline-level="2">Table <text:sequence text:ref-name="refTable3" text:name="Table" text:formula="ooow:Table+1" style:num-format="1">4</text:sequence>. Return values of GetPTT()</text:h>
      <text:list xml:id="list757181924" text:continue-numbering="true" text:style-name="Outline_20_Numbering">
        <text:list-item>
          <text:list>
            <text:list-item>
              <text:list>
                <text:list-item>
                  <text:h text:style-name="Kop_20_3" text:outline-level="2">S-Meter ADC</text:h>
                </text:list-item>
              </text:list>
            </text:list-item>
          </text:list>
        </text:list-item>
      </text:list>
      <text:h text:style-name="Code" text:outline-level="2"><text:span text:style-name="T5">InputGetSMeter</text:span>()</text:h>
      <text:h text:style-name="P14" text:outline-level="2">Reads the numerical Values of the current signal strength as is measured by the ADC from the IF output signal.</text:h>
      <text:list xml:id="list369206318" text:continue-numbering="true" text:style-name="Outline_20_Numbering">
        <text:list-item>
          <text:list>
            <text:list-item>
              <text:p text:style-name="Kop_20_2">Output functions</text:p>
            </text:list-item>
          </text:list>
        </text:list-item>
      </text:list>
      <text:p text:style-name="Text_20_body">In general, once every iteration of the main system loop, the current setting of the outputs are compared to potential new values <text:s/>If a change is detected the new Values is written out to the hardware. The new Values is obviously also copied to a variable holding the current state of the hardware.</text:p>
      <text:list xml:id="list1571032215" text:continue-numbering="true" text:style-name="Outline_20_Numbering">
        <text:list-item>
          <text:list>
            <text:list-item>
              <text:list>
                <text:list-item>
                  <text:p text:style-name="P27">PLL Synthesizer controls</text:p>
                </text:list-item>
              </text:list>
            </text:list-item>
          </text:list>
        </text:list-item>
      </text:list>
      <text:h text:style-name="Code" text:outline-level="2">OutputSetVFO(long int divider);</text:h>
      <text:list xml:id="list1427699412" text:continue-numbering="true" text:style-name="Outline_20_Numbering">
        <text:list-item>
          <text:list>
            <text:list-item>
              <text:list>
                <text:list-item>
                  <text:p text:style-name="P27">PLL reference control</text:p>
                </text:list-item>
              </text:list>
            </text:list-item>
          </text:list>
        </text:list-item>
      </text:list>
      <text:h text:style-name="Code" text:outline-level="2">OutputSetPLLReference(long int reference);</text:h>
      <text:list xml:id="list1909931325" text:continue-numbering="true" text:style-name="Outline_20_Numbering">
        <text:list-item>
          <text:list>
            <text:list-item>
              <text:list>
                <text:list-item>
                  <text:p text:style-name="P27">Display controls</text:p>
                </text:list-item>
              </text:list>
            </text:list-item>
          </text:list>
        </text:list-item>
      </text:list>
      <text:p text:style-name="Text_20_body">Several functions described below actually make up the display control. Each of the <text:s/>values.</text:p>
      <text:list xml:id="list2178409338" text:continue-numbering="true" text:style-name="Outline_20_Numbering">
        <text:list-item>
          <text:list>
            <text:list-item>
              <text:list>
                <text:list-item>
                  <text:p text:style-name="P27">CTCSS signal</text:p>
                </text:list-item>
              </text:list>
            </text:list-item>
          </text:list>
        </text:list-item>
      </text:list>
      <text:p text:style-name="Text_20_body">The CTCSS signal is a square wave between roughly 60 and 160 Hz, that is generated by the CPU . Implementation is either via a timer interrupt followed by a toggle instruction, or via a free running timer that inverts its output and reloads on every timeout.</text:p>
      <text:list xml:id="list477747835" text:continue-numbering="true" text:style-name="Outline_20_Numbering">
        <text:list-item>
          <text:list>
            <text:list-item>
              <text:list>
                <text:list-item>
                  <text:p text:style-name="Kop_20_3"><text:soft-page-break/>Audio mute switch</text:p>
                </text:list-item>
              </text:list>
            </text:list-item>
          </text:list>
        </text:list-item>
      </text:list>
      <text:p text:style-name="Text_20_body">Simple line that mutes audio. When the signal is programmed hight, audio is muted. Once every iteration of the main system loop, the Values of the system-state variable mute is copied into the mute output bit.</text:p>
      <text:list xml:id="list467208484" text:continue-numbering="true" text:style-name="Outline_20_Numbering">
        <text:list-item>
          <text:list>
            <text:list-item>
              <text:list>
                <text:list-item>
                  <text:p text:style-name="Kop_20_3">Frequency on display</text:p>
                </text:list-item>
                <text:list-item>
                  <text:p text:style-name="Kop_20_3">S-Meter on display (discrete)</text:p>
                </text:list-item>
              </text:list>
            </text:list-item>
          </text:list>
        </text:list-item>
      </text:list>
      <text:p text:style-name="Text_20_body">Once every iteration of the main system loop, it is checked whether to S-meter Values from the ADC differs from the one store in system-state memory. If so, the new Values is written out the the display and the system-state Values is updated.</text:p>
      <text:list xml:id="list1573478928" text:continue-numbering="true" text:style-name="Outline_20_Numbering">
        <text:list-item>
          <text:list>
            <text:list-item>
              <text:list>
                <text:list-item>
                  <text:p text:style-name="Kop_20_3">Tx/Rx indicator on display</text:p>
                </text:list-item>
              </text:list>
            </text:list-item>
          </text:list>
        </text:list-item>
      </text:list>
      <text:p text:style-name="Text_20_body">Once every iteration of the main system loop, the Values of the system state variable Transmitting is compared to its previous value. If a change occurred, the new Values will be used to change the 'T'/'R' indicator on the display.</text:p>
      <text:list xml:id="list1747415510" text:continue-numbering="true" text:style-name="Outline_20_Numbering">
        <text:list-item>
          <text:list>
            <text:list-item>
              <text:list>
                <text:list-item>
                  <text:p text:style-name="Kop_20_3">Mute indicator on display</text:p>
                </text:list-item>
              </text:list>
            </text:list-item>
          </text:list>
        </text:list-item>
      </text:list>
      <text:p text:style-name="Text_20_body">Once every iteration of the main system loop, it is checked whether the mute state has changed since the last iteration. <text:s/>If so, the 'M/' ' Values on the display is updated.</text:p>
      <text:list xml:id="list226821970" text:continue-numbering="true" text:style-name="Outline_20_Numbering">
        <text:list-item>
          <text:list>
            <text:list-item>
              <text:p text:style-name="Kop_20_2">System-state memory</text:p>
            </text:list-item>
          </text:list>
        </text:list-item>
      </text:list>
      <text:p text:style-name="Text_20_body">The system-state memory is filled in the main loop by calling the input routines. In the second half of the loop (the output part) the hardware is made to conform to the content of the system-state memory. In general the state of the hardware will be preserver in separated values. <text:s/>For every piece of hardware it will be checked if the system-state Values differs from the current value. Only when there is a difference will the hardware settings be changed, thus preventing expensive (read: time consuming) actions that are not necessary, and that degrade the responsiveness of the system.</text:p>
      <text:list xml:id="list814078137" text:continue-numbering="true" text:style-name="Outline_20_Numbering">
        <text:list-item>
          <text:list>
            <text:list-item>
              <text:list>
                <text:list-item>
                  <text:p text:style-name="Kop_20_3">Input related <text:s/>memory</text:p>
                </text:list-item>
              </text:list>
            </text:list-item>
          </text:list>
        </text:list-item>
      </text:list>
      <text:p text:style-name="TussenKop">Internal Rotary dial, up/down action </text:p>
      <text:p text:style-name="Text_20_body">Reflects what the user has done with the rotary dial since the last read-out.</text:p>
      <text:p text:style-name="Text_20_body">This value is updated by an interrupt service routine and should only be retrieved with the accompanying function: <text:span text:style-name="T8">InputGetRotaryDialCount</text:span>()</text:p>
      <text:p text:style-name="VariableDoc"><text:soft-page-break/>Name<text:tab/>IRQ_RotaryCount</text:p>
      <text:p text:style-name="VariableDoc">Type<text:tab/>integer</text:p>
      <text:p text:style-name="VariableDoc">Values<text:tab/>min_int … max-int</text:p>
      <text:p text:style-name="TussenKop">Public Rotary dial, up/down action </text:p>
      <text:p text:style-name="Text_20_body">Reflects what the user has done with the rotary dial since the last read-out.</text:p>
      <text:p text:style-name="Text_20_body">This value is stored in the system state memory by a call to <text:span text:style-name="T8">InputGetRotaryDialCount</text:span>() from the main loop.</text:p>
      <text:p text:style-name="VariableDoc">Name<text:tab/>SS_RotaryCount</text:p>
      <text:p text:style-name="VariableDoc">Type<text:tab/>integer</text:p>
      <text:p text:style-name="VariableDoc">Values<text:tab/>min_int … max-int</text:p>
      <text:p text:style-name="TussenKop">Internal Selector switch</text:p>
      <text:p text:style-name="Text_20_body">This value is stored in the system state memory by a call to <text:span text:style-name="T8">InputGetSelector</text:span>() from the main loop.</text:p>
      <text:p text:style-name="VariableDoc">Name<text:tab/>IRQ_SelectorPushed</text:p>
      <text:p text:style-name="VariableDoc">Type<text:tab/>char</text:p>
      <text:p text:style-name="VariableDoc">Values<text:tab/>{ 0, ~0 } <text:s text:c="2"/>0 = idle, <text:s/>~0 = selector switch pushed</text:p>
      <text:p text:style-name="TussenKop">Public Selector switch</text:p>
      <text:p text:style-name="Text_20_body">This value is stored in the system state memory by a call to <text:span text:style-name="T8">InputGetSelector</text:span>() from the main loop.</text:p>
      <text:p text:style-name="VariableDoc">Name<text:tab/>SS_SelectorPushed</text:p>
      <text:p text:style-name="VariableDoc">Type<text:tab/>char</text:p>
      <text:p text:style-name="VariableDoc">Values<text:tab/>{ 0, ~0 } <text:s text:c="2"/>0 = idle, <text:s/>~0 = selector switch pushed</text:p>
      <text:p text:style-name="TussenKop">Repeater shift enable</text:p>
      <text:p text:style-name="Text_20_body">This is a toggle switch on the front-panel. Its position is sampled with every iteration of the main loop. The resulting value is stored in the system state memory</text:p>
      <text:p text:style-name="VariableDoc"><text:soft-page-break/>Name<text:tab/>SS_ShiftEnable</text:p>
      <text:p text:style-name="VariableDoc">Type<text:tab/>char</text:p>
      <text:p text:style-name="VariableDoc">Values<text:tab/>{ 0, ~0 } <text:s text:c="2"/>0 = normal, <text:s/>~0 = repeatier shift active during transmit</text:p>
      <text:p text:style-name="TussenKop">Tr/Rx (ptt)</text:p>
      <text:p text:style-name="Text_20_body">This is a toggle switch on the front-panel and/or on the microphone. Its position is sampled with every iteration of the main loop. The resulting value is stored in the system state memory</text:p>
      <text:p text:style-name="VariableDoc">Name<text:tab/>SS_PTT</text:p>
      <text:p text:style-name="VariableDoc">Type<text:tab/>char</text:p>
      <text:p text:style-name="VariableDoc">Values<text:tab/>{ 0, ~0 } <text:s text:c="2"/>0 = receive mode, <text:s/>~0 = transmit mode</text:p>
      <text:list xml:id="list993635294" text:continue-numbering="true" text:style-name="Outline_20_Numbering">
        <text:list-item>
          <text:list>
            <text:list-item>
              <text:list>
                <text:list-item>
                  <text:p text:style-name="Kop_20_3">Internal memory values</text:p>
                </text:list-item>
              </text:list>
            </text:list-item>
          </text:list>
        </text:list-item>
      </text:list>
      <text:p text:style-name="TussenKop">Menu position</text:p>
      <text:p text:style-name="Text_20_body">Menu position is the variable that keeps track of the position in the menu structure that the state-full menu-system is currently residing.</text:p>
      <text:p text:style-name="VariableDoc">Name<text:tab/>SS_MenuState</text:p>
      <text:p text:style-name="VariableDoc">Type<text:tab/>integer</text:p>
      <text:p text:style-name="VariableDoc">Values<text:tab/>lower 16 bits are ….. upper 16 bits are...</text:p>
      <text:p text:style-name="TussenKop">Direct menu return</text:p>
      <text:p text:style-name="Text_20_body">Direct menu return allows the user to choose between returning immediately back to receive mode after choosing and/or changing a value, or closing the edit mode and return to the menu-system in order to make a next selection.</text:p>
      <text:p text:style-name="VariableDoc">Name<text:tab/>SS_DirectMenuReturn</text:p>
      <text:p text:style-name="VariableDoc">Type<text:tab/>char</text:p>
      <text:p text:style-name="VariableDoc">Values<text:tab/>{ 0 , ~0 } <text:s/>0 = up 1 level, ~0 = return to receive mode </text:p>
      <text:p text:style-name="TussenKop">CTCSS tone index</text:p>
      <text:p text:style-name="Text_20_body">The CTSCSS tone index Values contains an index in to the array of frequency values that should be injected in the modulation during transmit.</text:p>
      <text:p text:style-name="VariableDoc"><text:soft-page-break/>Name<text:tab/>SS_CtcssIndex</text:p>
      <text:p text:style-name="VariableDoc">Type<text:tab/>integer</text:p>
      <text:p text:style-name="VariableDoc">Values<text:tab/>0 = no output<text:line-break/><text:tab/>other valid values are: { }</text:p>
      <text:p text:style-name="TussenKop">S-meter mute value</text:p>
      <text:p text:style-name="Text_20_body">S-meter mute Values holds the threshold below which the audio is muted.</text:p>
      <text:p text:style-name="VariableDoc">Name<text:tab/>SS_MuteLevel</text:p>
      <text:p text:style-name="VariableDoc">Type<text:tab/>integer </text:p>
      <text:p text:style-name="VariableDoc">Values<text:tab/>0 … 64</text:p>
      <text:p text:style-name="TussenKop">Base frequency</text:p>
      <text:p text:style-name="Text_20_body">Base frequency holds the frequency Values the system is currently operating at. Other frequency values are derived from the base frequency value</text:p>
      <text:p text:style-name="VariableDoc">Name<text:tab/>SS_BaseFrequency</text:p>
      <text:p text:style-name="VariableDoc">Type<text:tab/>long integer (32 bit)</text:p>
      <text:p text:style-name="VariableDoc">Values<text:tab/>1260000 … 1300000</text:p>
      <text:p text:style-name="Text_20_body">Base-frequency will in most cases reflect the frequency that the system is listing on in receive mode.</text:p>
      <table:table table:name="Table1" table:style-name="Table1">
        <table:table-column table:style-name="Table1.A"/>
        <table:table-column table:style-name="Table1.B"/>
        <table:table-column table:style-name="Table1.C"/>
        <table:table-row>
          <table:table-cell table:style-name="Table1.A1" office:value-type="string">
            <text:h text:style-name="P4" text:outline-level="2">Operating Mode</text:h>
          </table:table-cell>
          <table:table-cell table:style-name="Table1.A1" office:value-type="string">
            <text:h text:style-name="P4" text:outline-level="2">Display Frequency</text:h>
          </table:table-cell>
          <table:table-cell table:style-name="Table1.C1" office:value-type="string">
            <text:h text:style-name="P4" text:outline-level="2">VFO</text:h>
            <text:h text:style-name="P4" text:outline-level="2">Frequency</text:h>
          </table:table-cell>
        </table:table-row>
        <table:table-row>
          <table:table-cell table:style-name="Table1.A2" office:value-type="string">
            <text:h text:style-name="Text_20_body_20_table" text:outline-level="2">Receiving</text:h>
          </table:table-cell>
          <table:table-cell table:style-name="Table1.A2" office:value-type="string">
            <text:h text:style-name="P5" text:outline-level="2">BF</text:h>
          </table:table-cell>
          <table:table-cell table:style-name="Table1.C2" office:value-type="string">
            <text:h text:style-name="P5" text:outline-level="2">BF - IF</text:h>
          </table:table-cell>
        </table:table-row>
        <table:table-row>
          <table:table-cell table:style-name="Table1.A2" office:value-type="string">
            <text:h text:style-name="Text_20_body_20_table" text:outline-level="2">Transmitting</text:h>
          </table:table-cell>
          <table:table-cell table:style-name="Table1.A2" office:value-type="string">
            <text:h text:style-name="P5" text:outline-level="2">BF</text:h>
          </table:table-cell>
          <table:table-cell table:style-name="Table1.C2" office:value-type="string">
            <text:h text:style-name="P5" text:outline-level="2">BF</text:h>
          </table:table-cell>
        </table:table-row>
        <table:table-row>
          <table:table-cell table:style-name="Table1.A2" office:value-type="string">
            <text:h text:style-name="Text_20_body_20_table" text:outline-level="2">Receive with repeater shift</text:h>
          </table:table-cell>
          <table:table-cell table:style-name="Table1.A2" office:value-type="string">
            <text:h text:style-name="P5" text:outline-level="2">BF</text:h>
          </table:table-cell>
          <table:table-cell table:style-name="Table1.C2" office:value-type="string">
            <text:h text:style-name="P5" text:outline-level="2">BF - IF</text:h>
          </table:table-cell>
        </table:table-row>
        <table:table-row>
          <table:table-cell table:style-name="Table1.A2" office:value-type="string">
            <text:h text:style-name="Text_20_body_20_table" text:outline-level="2">Transmit with repeater shift</text:h>
          </table:table-cell>
          <table:table-cell table:style-name="Table1.A2" office:value-type="string">
            <text:h text:style-name="P5" text:outline-level="2">BF + SHIFT</text:h>
          </table:table-cell>
          <table:table-cell table:style-name="Table1.C2" office:value-type="string">
            <text:h text:style-name="P5" text:outline-level="2">BF + SHIFT</text:h>
          </table:table-cell>
        </table:table-row>
        <table:table-row>
          <table:table-cell table:style-name="Table1.A2" office:value-type="string">
            <text:h text:style-name="Text_20_body_20_table" text:outline-level="2">Receive with repeater shift reversed</text:h>
          </table:table-cell>
          <table:table-cell table:style-name="Table1.A2" office:value-type="string">
            <text:h text:style-name="P5" text:outline-level="2">BF + SHIFT</text:h>
          </table:table-cell>
          <table:table-cell table:style-name="Table1.C2" office:value-type="string">
            <text:h text:style-name="P5" text:outline-level="2">BF + SHIFT - IF</text:h>
          </table:table-cell>
        </table:table-row>
        <table:table-row>
          <table:table-cell table:style-name="Table1.A2" office:value-type="string">
            <text:h text:style-name="Text_20_body_20_table" text:outline-level="2">Transmit with repeater shift reversed</text:h>
          </table:table-cell>
          <table:table-cell table:style-name="Table1.A2" office:value-type="string">
            <text:h text:style-name="P5" text:outline-level="2">BF</text:h>
          </table:table-cell>
          <table:table-cell table:style-name="Table1.C2" office:value-type="string">
            <text:h text:style-name="P5" text:outline-level="2">BF</text:h>
          </table:table-cell>
        </table:table-row>
      </table:table>
      <text:p text:style-name="Caption">Table , How different frequencies are derived from the BaseFrequency (BF)</text:p>
      <text:p text:style-name="TussenKop">VFO tx/rx shift value</text:p>
      <text:p text:style-name="Text_20_body">VFO tx/rx shift Values holds the frequency amount the VFP shifts downwards for repeater shift during transmit.</text:p>
      <text:p text:style-name="VariableDoc"><text:soft-page-break/>Name<text:tab/>SS_FrequencyShift</text:p>
      <text:p text:style-name="VariableDoc">Type<text:tab/>long integer (32 bit)</text:p>
      <text:p text:style-name="VariableDoc">Values<text:tab/>-60000 … 60000</text:p>
      <text:p text:style-name="TussenKop">Transmitting</text:p>
      <text:p text:style-name="Text_20_body">Determines whether the system should be in transmit mode or receive mode.</text:p>
      <text:p text:style-name="VariableDoc">Name<text:tab/>SS_Transmitting</text:p>
      <text:p text:style-name="VariableDoc">Type<text:tab/>char</text:p>
      <text:p text:style-name="VariableDoc">Value<text:tab/>{ 0 , ~0 } <text:s/>0 = Receive, ~0 = Transmit </text:p>
      <text:p text:style-name="TussenKop">Muted</text:p>
      <text:p text:style-name="Text_20_body">Determines whether the system mutes the audio output.</text:p>
      <text:p text:style-name="VariableDoc">Name<text:tab/>SS_Muted</text:p>
      <text:p text:style-name="VariableDoc">Type<text:tab/>char</text:p>
      <text:p text:style-name="VariableDoc">Values<text:tab/>{ 0 , ~0 } <text:s/>0 = audio on, ~0 = audio muted </text:p>
      <text:p text:style-name="TussenKop">Shift Enable</text:p>
      <text:p text:style-name="Text_20_body">Determines whether the VFO will apply repeater shift during transmit.</text:p>
      <text:p text:style-name="VariableDoc">Name<text:tab/>SS_ShiftEnable</text:p>
      <text:p text:style-name="VariableDoc">Type<text:tab/>char</text:p>
      <text:p text:style-name="VariableDoc">Values<text:tab/>{ 0 , ~0 } <text:s/>0 = no shift, ~0 = shifted</text:p>
      <text:p text:style-name="TussenKop">Reversed</text:p>
      <text:p text:style-name="Text_20_body">Determines whether the system does a reverse shift on transmit and receive frequencies. This is a convenient way to quickly listen on repeater input channels. <text:line-break/>Currently there is no input control available to allow for reverse shift. Via remote control however the usage of this function is perfectly feasible</text:p>
      <text:p text:style-name="Text_20_body">When this variable is set, the repeater shift Values will be added to the VFO frequency during receive mode instead of during transmit.</text:p>
      <text:p text:style-name="VariableDoc"><text:soft-page-break/>Name<text:tab/>SS_Reversed</text:p>
      <text:p text:style-name="VariableDoc">Type<text:tab/>char</text:p>
      <text:p text:style-name="VariableDoc">Values<text:tab/>{ 0 , ~0 } <text:s/>0 = normal, ~0 = reversed.</text:p>
      <text:list xml:id="list1596248958" text:continue-numbering="true" text:style-name="Outline_20_Numbering">
        <text:list-item>
          <text:list>
            <text:list-item>
              <text:list>
                <text:list-item>
                  <text:p text:style-name="P27">Output related memory</text:p>
                </text:list-item>
              </text:list>
            </text:list-item>
          </text:list>
        </text:list-item>
      </text:list>
      <text:p text:style-name="TussenKop">Display frequency</text:p>
      <text:p text:style-name="Text_20_body">The frequency Values that will be shown on the display</text:p>
      <text:p text:style-name="VariableDoc">Name<text:tab/>SS_DisplayFrequency</text:p>
      <text:p text:style-name="VariableDoc">Type<text:tab/>long integer (32 bit)</text:p>
      <text:p text:style-name="VariableDoc">Values<text:tab/>1260000 … 1300000 <text:s/>(band bottom … band top)</text:p>
      <text:p text:style-name="Text_20_body">See table under BaseFrequency for the way this Values is calculated from the base-frequency.</text:p>
      <text:p text:style-name="TussenKop">Display S-meter</text:p>
      <text:p text:style-name="Text_20_body">The level that will be indicated by the S-meter bar on the display.</text:p>
      <text:p text:style-name="VariableDoc">Name<text:tab/>SS_DispSMeter</text:p>
      <text:p text:style-name="VariableDoc">Type<text:tab/>integer </text:p>
      <text:p text:style-name="VariableDoc">Values<text:tab/>0 … 64</text:p>
      <text:p text:style-name="TussenKop">Display menu</text:p>
      <text:p text:style-name="Text_20_body">t.b.d.</text:p>
      <text:p text:style-name="TussenKop">Current VFO frequency</text:p>
      <text:p text:style-name="Text_20_body">Frequency Values that the PLL must generate according to the current base-frequency and operating mode. See the table under BaseFrequency for the way this Values is calculated.</text:p>
      <text:p text:style-name="Text_20_body">On output this Values is used to calculate the divider Values programmed into the PLL divider chain.</text:p>
      <text:p text:style-name="VariableDoc">Name<text:tab/>SS_VFOFrequency</text:p>
      <text:p text:style-name="VariableDoc">Type<text:tab/>long inteer (32 bits)</text:p>
      <text:p text:style-name="VariableDoc">Values<text:tab/>0 … max-int</text:p>
      <text:p text:style-name="TussenKop">PLL Reference frequency</text:p>
      <text:p text:style-name="Text_20_body">Values to be programmed into the PLL divider chain for the reference frequency. The original design has a 12 MHz discrete component crystal oscillator. Using a 13 MHz TCXO with higher frequency stability is a popular modification.</text:p>
      <text:p text:style-name="VariableDoc"><text:soft-page-break/>Name<text:tab/>SS_PLLReferenceFrequency</text:p>
      <text:p text:style-name="VariableDoc">Type<text:tab/>long integer (32 bits)</text:p>
      <text:p text:style-name="VariableDoc">Values<text:tab/>0 … max-int</text:p>
      <text:p text:style-name="TussenKop">Display Mute Indicator</text:p>
      <text:p text:style-name="Text_20_body">Values that will be written to the mute_audio output.</text:p>
      <text:p text:style-name="VariableDoc">Name<text:tab/>SS_MuteIndicator</text:p>
      <text:p text:style-name="VariableDoc">Type<text:tab/>char</text:p>
      <text:p text:style-name="VariableDoc">Values<text:tab/>boolean { 'M”, ' ' }</text:p>
      <text:p text:style-name="TussenKop">Muted</text:p>
      <text:p text:style-name="Text_20_body">Values that will be written to the mute_audio output.</text:p>
      <text:p text:style-name="VariableDoc">Name<text:tab/>SS_Muted</text:p>
      <text:p text:style-name="VariableDoc">Type<text:tab/>char</text:p>
      <text:p text:style-name="VariableDoc">Values<text:tab/>boolean { 0, ~0 } <text:s/>0 = not muted. ~0 = muted</text:p>
      <text:p text:style-name="TussenKop">Transmitting</text:p>
      <text:p text:style-name="Text_20_body">Value that will be written to the transmitter_on output.</text:p>
      <text:p text:style-name="VariableDoc">Name<text:tab/>SS_Transmitting</text:p>
      <text:p text:style-name="VariableDoc">Type<text:tab/>char</text:p>
      <text:p text:style-name="VariableDoc">Values<text:tab/>boolean { 0, ~0 } <text:s text:c="2"/>0 = Rx, <text:s/>~0 = Tx</text:p>
      <text:p text:style-name="TussenKop">Display TxRx indicator</text:p>
      <text:p text:style-name="Text_20_body">Writes a T or R tot the display.</text:p>
      <text:p text:style-name="VariableDoc">Name<text:tab/>SS_TxRxIndicator</text:p>
      <text:p text:style-name="VariableDoc">Type<text:tab/>char</text:p>
      <text:p text:style-name="VariableDoc">Values<text:tab/>boolean { 'R' , 'T' } </text:p>
      <text:p text:style-name="TussenKop">CTCSS output</text:p>
      <text:p text:style-name="Text_20_body">The frequency that will be injected during transmit</text:p>
      <text:p text:style-name="VariableDoc"><text:soft-page-break/>Name<text:tab/>SS_CTCSSFrequency</text:p>
      <text:p text:style-name="VariableDoc">Type<text:tab/>int</text:p>
      <text:p text:style-name="VariableDoc">Values<text:tab/>ing { 600, 2000 } <text:s text:c="2"/>in 1/10 of a Herz, so 885 is 88.5 Hz</text:p>
      <text:list xml:id="list43736907" text:continue-numbering="true" text:style-name="Outline_20_Numbering">
        <text:list-item>
          <text:list>
            <text:list-item>
              <text:p text:style-name="Kop_20_2">Initialization</text:p>
            </text:list-item>
          </text:list>
        </text:list-item>
      </text:list>
      <text:p text:style-name="Text_20_body">As part of the system power-on sequence, several values in the system-state memory need to be initialized to a predefined value. With some exceptions, the predefined values are retrieved from non-volatile memory. <text:s/>Here they are part of the remembered state from the moment the system was switched off, or they are part of the configured values that go with specific hardware variations.</text:p>
      <text:list xml:id="list1047490447" text:continue-numbering="true" text:style-name="Outline_20_Numbering">
        <text:list-item>
          <text:list>
            <text:list-item>
              <text:p text:style-name="Kop_20_2">Menu-system</text:p>
            </text:list-item>
          </text:list>
        </text:list-item>
      </text:list>
      <text:list xml:id="list1063551171311870411" text:style-name="L19">
        <text:list-item>
          <text:p text:style-name="P42">off : rotary-dial selects frequency</text:p>
        </text:list-item>
        <text:list-item>
          <text:p text:style-name="P42">Select button pushed:</text:p>
          <text:list>
            <text:list-item>
              <text:p text:style-name="P42">Mute-level</text:p>
            </text:list-item>
            <text:list-item>
              <text:p text:style-name="P42">CTCSS frequency</text:p>
            </text:list-item>
            <text:list-item>
              <text:p text:style-name="P42">Scan</text:p>
            </text:list-item>
            <text:list-item>
              <text:p text:style-name="P42">Repeater shift amount</text:p>
            </text:list-item>
            <text:list-item>
              <text:p text:style-name="P42">Scan start frequency</text:p>
            </text:list-item>
            <text:list-item>
              <text:p text:style-name="P42">Scan stop frequency</text:p>
            </text:list-item>
            <text:list-item>
              <text:p text:style-name="P42">Configuration:</text:p>
              <text:list>
                <text:list-item>
                  <text:p text:style-name="P42">PLL reference frequency (MHz)</text:p>
                </text:list-item>
                <text:list-item>
                  <text:p text:style-name="P42">PLL reference frequency (kHz)</text:p>
                </text:list-item>
                <text:list-item>
                  <text:p text:style-name="P42">PLL reference frequency (Hz)</text:p>
                </text:list-item>
                <text:list-item>
                  <text:p text:style-name="P42">Remote control baud-rate</text:p>
                </text:list-item>
                <text:list-item>
                  <text:p text:style-name="P42">Direct menu return</text:p>
                </text:list-item>
                <text:list-item>
                  <text:p text:style-name="P42">Disable remote-control</text:p>
                </text:list-item>
                <text:list-item>
                  <text:p text:style-name="P42">Re-enable front panel controls</text:p>
                </text:list-item>
                <text:list-item>
                  <text:p text:style-name="P42">Reset to factory defaults</text:p>
                </text:list-item>
              </text:list>
            </text:list-item>
          </text:list>
        </text:list-item>
      </text:list>
      <text:list xml:id="list501706395" text:continue-list="list1047490447" text:style-name="Outline_20_Numbering">
        <text:list-item>
          <text:list>
            <text:list-item>
              <text:list>
                <text:list-item>
                  <text:p text:style-name="Kop_20_3"><text:soft-page-break/>Mute-level</text:p>
                </text:list-item>
                <text:list-item>
                  <text:p text:style-name="Kop_20_3">CTCSS frequency</text:p>
                </text:list-item>
                <text:list-item>
                  <text:p text:style-name="Kop_20_3">Scan</text:p>
                </text:list-item>
                <text:list-item>
                  <text:p text:style-name="P27">Repeater shift amount</text:p>
                </text:list-item>
                <text:list-item>
                  <text:p text:style-name="P27">Scan start frequency</text:p>
                </text:list-item>
                <text:list-item>
                  <text:p text:style-name="P27">Scan stop frequency</text:p>
                </text:list-item>
              </text:list>
            </text:list-item>
            <text:list-item>
              <text:p text:style-name="P24">Configuration</text:p>
            </text:list-item>
          </text:list>
        </text:list-item>
      </text:list>
      <text:p text:style-name="Text_20_body">This is a sub-menu that allows detailed settings of the tranceiver to be managed.</text:p>
      <text:list xml:id="list1559284415" text:continue-numbering="true" text:style-name="Outline_20_Numbering">
        <text:list-item>
          <text:list>
            <text:list-item>
              <text:list>
                <text:list-item>
                  <text:p text:style-name="Kop_20_3">SMeterCalibration</text:p>
                </text:list-item>
              </text:list>
            </text:list-item>
          </text:list>
        </text:list-item>
      </text:list>
      <text:p text:style-name="Text_20_body">Default value = 1.00</text:p>
      <text:p text:style-name="Text_20_body">Minumum = 0.50, Maximum = 2.00</text:p>
      <text:p text:style-name="Text_20_body">Used to calibrate the exact number of lines in the display per <text:span text:style-name="T9">μ</text:span>V input signal.</text:p>
      <text:list xml:id="list1550920336" text:continue-numbering="true" text:style-name="Outline_20_Numbering">
        <text:list-item>
          <text:list>
            <text:list-item>
              <text:list>
                <text:list-item>
                  <text:p text:style-name="Kop_20_3">PLL reference frequency (MHz)</text:p>
                </text:list-item>
              </text:list>
            </text:list-item>
          </text:list>
        </text:list-item>
      </text:list>
      <text:p text:style-name="Text_20_body">Default value = 13 MHz</text:p>
      <text:list xml:id="list562281638" text:continue-numbering="true" text:style-name="Outline_20_Numbering">
        <text:list-item>
          <text:list>
            <text:list-item>
              <text:list>
                <text:list-item>
                  <text:p text:style-name="Kop_20_3">PLL reference frequency (kHz)</text:p>
                </text:list-item>
              </text:list>
            </text:list-item>
          </text:list>
        </text:list-item>
      </text:list>
      <text:p text:style-name="Text_20_body">Default value = 0 kHz</text:p>
      <text:list xml:id="list1740144838" text:continue-numbering="true" text:style-name="Outline_20_Numbering">
        <text:list-item>
          <text:list>
            <text:list-item>
              <text:list>
                <text:list-item>
                  <text:p text:style-name="Kop_20_3">Remote control baud-rate</text:p>
                </text:list-item>
              </text:list>
            </text:list-item>
          </text:list>
        </text:list-item>
      </text:list>
      <text:p text:style-name="Text_20_body">Default value = 9600 baud</text:p>
      <text:list xml:id="list435205545" text:continue-numbering="true" text:style-name="Outline_20_Numbering">
        <text:list-item>
          <text:list>
            <text:list-item>
              <text:list>
                <text:list-item>
                  <text:p text:style-name="Kop_20_3">Direct menu return</text:p>
                </text:list-item>
              </text:list>
            </text:list-item>
          </text:list>
        </text:list-item>
      </text:list>
      <text:p text:style-name="Text_20_body">When set: activating the select push button causes an immediate return to tuning mode, instead of 1 level up in the menu system.</text:p>
      <text:list xml:id="list570994905" text:continue-numbering="true" text:style-name="Outline_20_Numbering">
        <text:list-item>
          <text:list>
            <text:list-item>
              <text:list>
                <text:list-item>
                  <text:p text:style-name="Kop_20_3">Disable remote-control</text:p>
                </text:list-item>
              </text:list>
            </text:list-item>
          </text:list>
        </text:list-item>
      </text:list>
      <text:p text:style-name="Text_20_body">When set: the input from the remote control station is ignored.</text:p>
      <text:list xml:id="list2155135311" text:continue-numbering="true" text:style-name="Outline_20_Numbering">
        <text:list-item>
          <text:list>
            <text:list-item>
              <text:list>
                <text:list-item>
                  <text:p text:style-name="Kop_20_3">Re-enable front panel controls</text:p>
                </text:list-item>
              </text:list>
            </text:list-item>
          </text:list>
        </text:list-item>
      </text:list>
      <text:p text:style-name="Text_20_body">The remote control can disable front-panel controls. This is a conveniance feature, and not a security measure. With this submenu item, full control can be restored to the front-panel.</text:p>
      <text:list xml:id="list153199800" text:continue-numbering="true" text:style-name="Outline_20_Numbering">
        <text:list-item>
          <text:list>
            <text:list-item>
              <text:list>
                <text:list-item>
                  <text:p text:style-name="Kop_20_3"><text:soft-page-break/>Reset to factory defaults</text:p>
                </text:list-item>
              </text:list>
            </text:list-item>
          </text:list>
        </text:list-item>
      </text:list>
      <text:p text:style-name="Text_20_body">In order to offer a way to load a guaranteed set of values into the system, the reload factory default function is provided.</text:p>
      <text:p text:style-name="Text_20_body">The non-volatile memory is wiped, and a new set of values is written.</text:p>
      <text:list xml:id="list7372147069315646774" text:style-name="L20">
        <text:list-item>
          <text:p text:style-name="P43">BaseFrequency<text:tab/><text:tab/><text:tab/>1298.200 MHz.</text:p>
        </text:list-item>
        <text:list-item>
          <text:p text:style-name="P43">RepeaterShift<text:tab/><text:tab/><text:tab/>-28 MHz</text:p>
        </text:list-item>
        <text:list-item>
          <text:p text:style-name="P43">PLL reference frequency<text:tab/>12.000 MHz</text:p>
        </text:list-item>
        <text:list-item>
          <text:p text:style-name="P43">Remote control UART<text:tab/><text:tab/>9600 baud, <text:s/>8 bit, no parity, 1 stop bit</text:p>
        </text:list-item>
        <text:list-item>
          <text:p text:style-name="P43">Direct menu return <text:tab/><text:tab/>Off</text:p>
        </text:list-item>
        <text:list-item>
          <text:p text:style-name="P43">Transmitting<text:tab/><text:tab/><text:tab/>False</text:p>
        </text:list-item>
        <text:list-item>
          <text:p text:style-name="P43">Shifted<text:tab/><text:tab/><text:tab/><text:tab/>False</text:p>
        </text:list-item>
        <text:list-item>
          <text:p text:style-name="P43">ReverseShift<text:tab/><text:tab/><text:tab/>False</text:p>
        </text:list-item>
        <text:list-item>
          <text:p text:style-name="P43">Muted<text:tab/><text:tab/><text:tab/><text:tab/>False</text:p>
        </text:list-item>
        <text:list-item>
          <text:p text:style-name="P43">MuteLevel<text:tab/><text:tab/><text:tab/>0</text:p>
        </text:list-item>
        <text:list-item>
          <text:p text:style-name="P43">SmeterCalibration<text:tab/><text:tab/>1</text:p>
        </text:list-item>
        <text:list-item>
          <text:p text:style-name="P43">CtcssIndex<text:tab/><text:tab/><text:tab/>0</text:p>
        </text:list-item>
        <text:list-item>
          <text:p text:style-name="P43">Scanning<text:tab/><text:tab/><text:tab/>False</text:p>
        </text:list-item>
        <text:list-item>
          <text:p text:style-name="P43">ScanStartFrequency<text:tab/><text:tab/>Band Bottom<text:tab/>(1.240 GHz)</text:p>
        </text:list-item>
        <text:list-item>
          <text:p text:style-name="P43">ScanEndFrequency<text:tab/><text:tab/>Band Top<text:tab/>(1.300 GHz)</text:p>
        </text:list-item>
        <text:list-item>
          <text:p text:style-name="P43">Enable Remote Control<text:tab/>True</text:p>
        </text:list-item>
        <text:list-item>
          <text:p text:style-name="P43">Disable Front Panel<text:tab/><text:tab/>Fal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 SD Gothic Neo2" svg:font-family="'Apple SD Gothic Neo'" style:font-adornments="Regular"/>
    <style:font-face style:name="OpenSymbol" svg:font-family="OpenSymbol"/>
    <style:font-face style:name="Times New Roman1" svg:font-family="'Times New Roman'" style:font-family-generic="roman"/>
    <style:font-face style:name="Arial2" svg:font-family="Arial" style:font-adornments="Regular" style:font-family-generic="swiss"/>
    <style:font-face style:name="Apple SD Gothic Neo1" svg:font-family="'Apple SD Gothic Neo'" style:font-adornments="Bold" style:font-pitch="variable"/>
    <style:font-face style:name="Apple SD Gothic Neo" svg:font-family="'Apple SD Gothic Neo'" style:font-adornments="Regular" style:font-pitch="variable"/>
    <style:font-face style:name="Courier" svg:font-family="Courier" style:font-family-generic="modern" style:font-pitch="variable"/>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2" svg:font-family="'Times New Roman'" style:font-family-generic="script"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pple SD Gothic Neo" fo:font-size="11pt"/>
    </style:style>
    <style:style style:name="Heading" style:family="paragraph" style:parent-style-name="Standard" style:next-style-name="Text_20_body" style:class="text" style:master-page-name="">
      <style:paragraph-properties fo:margin-top="4.23mm" fo:margin-bottom="2.12mm" fo:keep-together="always" style:page-number="auto"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left="19mm" fo:margin-right="0mm" fo:margin-top="0mm" fo:margin-bottom="2.12mm" style:line-height-at-least="6mm" fo:orphans="2" fo:widows="2" fo:text-indent="0mm" style:auto-text-indent="false" style:page-number="auto"/>
    </style:style>
    <style:style style:name="List" style:family="paragraph" style:parent-style-name="Text_20_body" style:class="list"/>
    <style:style style:name="Caption" style:family="paragraph" style:parent-style-name="Standard" style:next-style-name="Text_20_body" style:class="extra">
      <style:paragraph-properties fo:margin-left="20mm" fo:margin-right="0mm" fo:margin-top="2.12mm" fo:margin-bottom="2.12mm" fo:text-align="center" style:justify-single-word="false" fo:text-indent="0mm" style:auto-text-indent="false" text:number-lines="false" text:line-number="0">
        <style:tab-stops/>
      </style:paragraph-properties>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style:line-height-at-least="6mm" text:number-lines="false" text:line-number="0"/>
      <style:text-properties style:font-name="Apple SD Gothic Neo"/>
    </style:style>
    <style:style style:name="Header" style:family="paragraph" style:parent-style-name="Standard" style:class="extra">
      <style:paragraph-properties fo:padding="1.01mm" fo:border-left="none" fo:border-right="none" fo:border-top="none" fo:border-bottom="0.18mm solid #000000" style:shadow="none" text:number-lines="false" text:line-number="0">
        <style:tab-stops>
          <style:tab-stop style:position="87.95mm" style:type="center"/>
          <style:tab-stop style:position="175.9mm" style:type="right"/>
        </style:tab-stops>
      </style:paragraph-properties>
      <style:text-properties style:font-name="Apple SD Gothic Neo" fo:font-size="10pt"/>
    </style:style>
    <style:style style:name="Footer" style:family="paragraph" style:parent-style-name="Standard" style:class="extra">
      <style:paragraph-properties fo:padding="1.01mm" fo:border-left="none" fo:border-right="none" fo:border-top="0.18mm solid #000000" fo:border-bottom="none" style:shadow="none" text:number-lines="false" text:line-number="0">
        <style:tab-stops>
          <style:tab-stop style:position="87.95mm" style:type="center"/>
          <style:tab-stop style:position="175.9mm" style:type="right"/>
        </style:tab-stops>
      </style:paragraph-properties>
      <style:text-properties style:font-name="Arial1" fo:font-size="10pt"/>
    </style:style>
    <style:style style:name="Illustration" style:family="paragraph" style:parent-style-name="Caption" style:class="extra">
      <style:paragraph-properties>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1" style:display-name="Kop 1" style:family="paragraph" style:parent-style-name="Heading" style:next-style-name="Text_20_body" style:default-outline-level="" style:list-style-name="Outline_20_Numbering" style:master-page-name="">
      <style:paragraph-properties style:page-number="auto" fo:break-before="page"/>
      <style:text-properties style:font-name="Apple SD Gothic Neo1" fo:font-weight="bold"/>
    </style:style>
    <style:style style:name="Kop_20_3" style:display-name="Kop 3" style:family="paragraph" style:parent-style-name="Heading" style:next-style-name="Text_20_body" style:default-outline-level="" style:list-style-name="Outline_20_Numbering">
      <style:paragraph-properties fo:margin-left="20mm" fo:margin-right="0mm" fo:text-indent="-20mm" style:auto-text-indent="false">
        <style:tab-stops/>
      </style:paragraph-properties>
      <style:text-properties style:font-name="Apple SD Gothic Neo1" fo:font-size="12pt" fo:font-style="normal" fo:font-weight="bold"/>
    </style:style>
    <style:style style:name="Kop_20_2" style:display-name="Kop 2" style:family="paragraph" style:parent-style-name="Heading" style:next-style-name="Text_20_body" style:list-style-name="Outline_20_Numbering">
      <style:text-properties style:font-name="Apple SD Gothic Neo1"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default-outline-level="2" style:list-style-name="" style:master-page-name="">
      <style:paragraph-properties style:page-number="auto"/>
      <style:text-properties style:font-name="Courier New"/>
    </style:style>
    <style:style style:name="TussenKop" style:family="paragraph" style:parent-style-name="Text_20_body" style:next-style-name="Text_20_body" style:master-page-name="">
      <style:paragraph-properties fo:margin-top="1.01mm" fo:margin-bottom="2.12mm" style:page-number="auto" fo:keep-with-next="always"/>
      <style:text-properties fo:font-weight="bold"/>
    </style:style>
    <style:style style:name="Text_20_body_20_no_20_space" style:display-name="Text body no space" style:family="paragraph" style:parent-style-name="Text_20_body" style:master-page-name="">
      <style:paragraph-properties fo:margin-top="0mm" fo:margin-bottom="0mm" style:line-height-at-least="6mm" style:page-number="auto"/>
      <style:text-properties fo:font-size="11pt"/>
    </style:style>
    <style:style style:name="Text_20_body_20_table" style:display-name="Text body table" style:family="paragraph" style:parent-style-name="Text_20_body_20_no_20_space" style:default-outline-level="2" style:list-style-name="">
      <style:paragraph-properties fo:margin-left="0mm" fo:margin-right="0mm" fo:text-indent="0mm" style:auto-text-indent="false"/>
    </style:style>
    <style:style style:name="Contents_20_Heading" style:display-name="Contents Heading" style:family="paragraph" style:parent-style-name="Heading" style:class="index" style:master-page-name="">
      <style:paragraph-properties fo:margin-left="0mm" fo:margin-right="0mm" fo:text-indent="0mm" style:auto-text-indent="false" style:page-number="auto" text:number-lines="false" text:line-number="0"/>
      <style:text-properties style:font-name="Apple SD Gothic Neo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shadow="none">
        <style:tab-stops>
          <style:tab-stop style:position="17.99mm"/>
          <style:tab-stop style:position="175.9mm" style:type="right" style:leader-style="dotted" style:leader-text="."/>
        </style:tab-stops>
      </style:paragraph-properties>
      <style:text-properties style:font-name="Apple SD Gothic Neo"/>
    </style:style>
    <style:style style:name="Contents_20_2" style:display-name="Contents 2" style:family="paragraph" style:parent-style-name="Index" style:class="index" style:master-page-name="">
      <style:paragraph-properties fo:margin-left="4.99mm" fo:margin-right="0mm" fo:text-indent="0mm" style:auto-text-indent="false" style:page-number="auto" fo:background-color="transparent" style:shadow="none">
        <style:tab-stops>
          <style:tab-stop style:position="170.9mm" style:type="right" style:leader-style="dotted" style:leader-text="."/>
        </style:tab-stops>
        <style:background-image/>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VariableDoc" style:family="paragraph" style:parent-style-name="Text_20_body" style:master-page-name="">
      <style:paragraph-properties fo:keep-together="always" style:page-number="auto" fo:padding-left="1.5mm" fo:padding-right="0.49mm" fo:padding-top="1.01mm" fo:padding-bottom="0.49mm" fo:border="0.02mm solid #000000" style:shadow="#808080 1.8mm 1.8mm" fo:keep-with-next="always">
        <style:tab-stops>
          <style:tab-stop style:position="33mm"/>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24.99mm" fo:margin-right="0mm" fo:text-indent="0mm" style:auto-text-indent="false"/>
    </style:style>
    <style:style style:name="Titles" style:family="paragraph" style:parent-style-name="Text_20_body" style:default-outline-level="1" style:list-style-name="">
      <style:text-properties fo:font-size="14pt" style:font-size-asian="14pt" style:font-size-complex="14pt"/>
    </style:style>
    <style:style style:name="Kop_20_4" style:display-name="Kop 4" style:family="paragraph" style:parent-style-name="Kop_20_3"/>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mm" svg:y="0mm" fo:margin-left="2.01mm" fo:margin-right="2.01mm" fo:margin-top="2.01mm" fo:margin-bottom="2.01mm" style:wrap="none" style:vertical-pos="top" style:vertical-rel="paragraph-content" style:horizontal-pos="center" style:horizontal-rel="paragraph-content" fo:background-color="transparent" style:background-transparency="100%" fo:padding="0mm" fo:border="none" style:shadow="none" style:flow-with-text="true">
        <style:background-image/>
        <style:columns fo:column-count="1" fo:column-gap="0mm"/>
      </style:graphic-properties>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Outline_20_Numbering" style:display-name="Outline Numbering">
      <text:list-level-style-number text:level="1" text:style-name="Numbering_20_Symbols" style:num-format="1">
        <style:list-level-properties text:list-level-position-and-space-mode="label-alignment">
          <style:list-level-label-alignment text:label-followed-by="listtab" text:list-tab-stop-position="19mm" fo:text-indent="-7.62mm" fo:margin-left="7.62m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mm" fo:text-indent="-10.16mm" fo:margin-left="10.16m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9mm" fo:text-indent="-12.7mm" fo:margin-left="12.7mm"/>
        </style:list-level-properties>
      </text:list-level-style-number>
      <text:list-level-style-number text:level="4" text:style-name="Numbering_20_Symbols" style:num-format="1">
        <style:list-level-properties text:list-level-position-and-space-mode="label-alignment">
          <style:list-level-label-alignment text:label-followed-by="listtab" text:list-tab-stop-position="15.24mm" fo:text-indent="-15.24mm" fo:margin-left="15.24mm"/>
        </style:list-level-properties>
      </text:list-level-style-number>
      <text:list-level-style-number text:level="5" text:style-name="Numbering_20_Symbols" style:num-format="1">
        <style:list-level-properties text:list-level-position-and-space-mode="label-alignment">
          <style:list-level-label-alignment text:label-followed-by="listtab" text:list-tab-stop-position="17.78mm" fo:text-indent="-17.78mm" fo:margin-left="17.78mm"/>
        </style:list-level-properties>
      </text:list-level-style-number>
      <text:list-level-style-number text:level="6" text:style-name="Numbering_20_Symbols" style:num-format="1">
        <style:list-level-properties text:list-level-position-and-space-mode="label-alignment">
          <style:list-level-label-alignment text:label-followed-by="listtab" text:list-tab-stop-position="20.32mm" fo:text-indent="-20.32mm" fo:margin-left="20.32mm"/>
        </style:list-level-properties>
      </text:list-level-style-number>
      <text:list-level-style-number text:level="7" text:style-name="Numbering_20_Symbols" style:num-format="1">
        <style:list-level-properties text:list-level-position-and-space-mode="label-alignment">
          <style:list-level-label-alignment text:label-followed-by="listtab" text:list-tab-stop-position="22.86mm" fo:text-indent="-22.86mm" fo:margin-left="22.86mm"/>
        </style:list-level-properties>
      </text:list-level-style-number>
      <text:list-level-style-number text:level="8" text:style-name="Numbering_20_Symbols" style:num-format="1">
        <style:list-level-properties text:list-level-position-and-space-mode="label-alignment">
          <style:list-level-label-alignment text:label-followed-by="listtab" text:list-tab-stop-position="25.4mm" fo:text-indent="-25.4mm" fo:margin-left="25.4mm"/>
        </style:list-level-properties>
      </text:list-level-style-number>
      <text:list-level-style-number text:level="9" text:style-name="Numbering_20_Symbols" style:num-format="1">
        <style:list-level-properties text:list-level-position-and-space-mode="label-alignment">
          <style:list-level-label-alignment text:label-followed-by="listtab" text:list-tab-stop-position="27.94mm" fo:text-indent="-27.94mm" fo:margin-left="27.94mm"/>
        </style:list-level-properties>
      </text:list-level-style-number>
      <text:list-level-style-number text:level="10" text:style-name="Numbering_20_Symbols" style:num-format="1">
        <style:list-level-properties text:list-level-position-and-space-mode="label-alignment">
          <style:list-level-label-alignment text:label-followed-by="listtab" text:list-tab-stop-position="30.48mm" fo:text-indent="-30.48mm" fo:margin-left="30.48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T1" style:family="text">
      <style:text-properties style:font-name="Arial2" style:font-name-asian="Arial2" style:font-name-complex="Arial2"/>
    </style:style>
    <style:page-layout style:name="Mpm1">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header>
        <text:p text:style-name="Header"><text:title>NBFM 23cm Architecture and Design</text:title><text:tab/><text:tab/><text:initial-creator>ir. F.H.(Frans) Evenblij</text:initial-creator>, PA3BJI</text:p>
      </style:header>
      <style:footer>
        <text:p text:style-name="Footer"><text:file-name text:display="name-and-extension">Architecture-and-design-23cm-NBFM-06.odt</text:file-name><text:tab/><text:tab/><text:page-number text:select-page="current">10</text:page-number> <text:span text:style-name="MT1">● </text:span><text:span text:style-name="MT1"><text:page-count>2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r. F.H.(Frans) Evenblij</meta:initial-creator>
    <meta:creation-date>2015-11-04T13:13:41</meta:creation-date>
    <dc:date>2016-03-04T14:06:10</dc:date>
    <dc:creator>ir. F.H. (Frans) Evenblij</dc:creator>
    <meta:editing-duration>P1DT9H48M57S</meta:editing-duration>
    <meta:editing-cycles>135</meta:editing-cycles>
    <meta:generator>OpenOffice/4.1.2$Unix OpenOffice.org_project/412m3$Build-9782</meta:generator>
    <dc:title>NBFM 23cm Architecture and Design</dc:title>
    <meta:document-statistic meta:table-count="1" meta:image-count="0" meta:object-count="0" meta:page-count="23" meta:paragraph-count="490" meta:word-count="4238" meta:character-count="25103"/>
  </office:meta>
</office:document-meta>
</file>